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1cm" fo:min-width="4.114cm" fo:padding-top="0.1cm" fo:padding-bottom="0.1cm" fo:padding-left="0.225cm" fo:padding-right="0.225cm"/>
    </style:style>
    <style:style style:name="gr2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" style:family="graphic" style:parent-style-name="Default_5f_1">
      <style:graphic-properties svg:stroke-width="0.051cm" svg:stroke-color="#000000" draw:marker-start-width="0.203cm" draw:marker-end-width="0.203cm" draw:fill="solid" draw:fill-color="#ffffff" draw:textarea-horizontal-align="justify" draw:textarea-vertical-align="middle" draw:auto-grow-height="false" fo:min-height="4.362cm" fo:min-width="4.114cm" fo:padding-top="0.1cm" fo:padding-bottom="0.1cm" fo:padding-left="0.225cm" fo:padding-right="0.22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88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87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7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1" style:family="graphic">
      <style:graphic-properties style:protect="size"/>
    </style:style>
    <style:style style:name="gr12" style:family="graphic" style:parent-style-name="Default_5f_1">
      <style:graphic-properties svg:stroke-width="0.051cm" svg:stroke-color="#000000" draw:marker-start-width="0.203cm" draw:marker-end-width="0.203cm" draw:fill="hatch" draw:fill-color="#ffffff" draw:fill-hatch-name="Hatching_20_2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3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14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15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16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6cm" fo:padding-top="0.1cm" fo:padding-bottom="0.1cm" fo:padding-left="0.225cm" fo:padding-right="0.225cm"/>
    </style:style>
    <style:style style:name="gr17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5cm" fo:padding-top="0.1cm" fo:padding-bottom="0.1cm" fo:padding-left="0.225cm" fo:padding-right="0.225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83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41cm"/>
    </style:style>
    <style:style style:name="gr20" style:family="graphic" style:parent-style-name="Default_5f_1">
      <style:graphic-properties draw:fill="none" draw:textarea-vertical-align="middle" draw:auto-grow-height="false" fo:min-height="2.051cm" fo:min-width="0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6cm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7cm"/>
    </style:style>
    <style:style style:name="gr23" style:family="graphic" style:parent-style-name="objectwithoutfill">
      <style:graphic-properties svg:stroke-width="0.051cm" svg:stroke-color="#a31f34" draw:marker-start-width="0.268cm" draw:marker-end-width="0.268cm" svg:stroke-linecap="round" draw:fill="none" draw:fill-color="#8fa4bf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fill="none" draw:fill-color="#8fa4bf" draw:textarea-vertical-align="middle"/>
    </style:style>
    <style:style style:name="gr25" style:family="graphic" style:parent-style-name="objectwithoutfill">
      <style:graphic-properties draw:fill="none" draw:fill-color="#8fa4bf" draw:textarea-vertical-align="middle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82cm"/>
    </style:style>
    <style:style style:name="gr27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28" style:family="graphic" style:parent-style-name="Default_5f_1">
      <style:graphic-properties svg:stroke-width="0.051cm" svg:stroke-color="#000000" draw:marker-start-width="0.203cm" draw:marker-end-width="0.203cm" draw:fill="none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29" style:family="graphic" style:parent-style-name="Default_5f_1">
      <style:graphic-properties draw:fill="none" draw:textarea-vertical-align="middle" draw:auto-grow-height="false" fo:min-height="2.052cm" fo:min-width="0cm"/>
    </style:style>
    <style:style style:name="gr3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5cm"/>
    </style:style>
    <style:style style:name="gr31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32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6cm" fo:padding-top="0.1cm" fo:padding-bottom="0.1cm" fo:padding-left="0.225cm" fo:padding-right="0.225cm"/>
    </style:style>
    <style:style style:name="gr33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3cm" fo:min-width="0.944cm" fo:padding-top="0.1cm" fo:padding-bottom="0.1cm" fo:padding-left="0.225cm" fo:padding-right="0.225cm"/>
    </style:style>
    <style:style style:name="gr34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35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36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014cm" fo:min-width="0.945cm" fo:padding-top="0.1cm" fo:padding-bottom="0.1cm" fo:padding-left="0.225cm" fo:padding-right="0.225cm"/>
    </style:style>
    <style:style style:name="gr37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1" draw:fill-hatch-solid="false" draw:textarea-horizontal-align="justify" draw:textarea-vertical-align="middle" draw:auto-grow-height="false" fo:min-height="1.014cm" fo:min-width="0.944cm" fo:padding-top="0.1cm" fo:padding-bottom="0.1cm" fo:padding-left="0.225cm" fo:padding-right="0.225cm"/>
    </style:style>
    <style:style style:name="gr38" style:family="graphic" style:parent-style-name="objectwithoutfill">
      <style:graphic-properties draw:fill="hatch" draw:fill-color="#8fa4bf" draw:fill-hatch-name="Hatching_20_1" draw:fill-hatch-solid="false" draw:textarea-vertical-align="middle"/>
    </style:style>
    <style:style style:name="gr39" style:family="graphic" style:parent-style-name="Default_5f_1">
      <style:graphic-properties draw:fill="none" draw:textarea-vertical-align="middle" draw:auto-grow-height="false" fo:min-height="2.051cm" fo:min-width="0cm"/>
    </style:style>
    <style:style style:name="gr40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5cm" fo:padding-top="0.1cm" fo:padding-bottom="0.1cm" fo:padding-left="0.225cm" fo:padding-right="0.225cm" draw:shadow-offset-x="0.203cm" draw:shadow-offset-y="0.203cm"/>
    </style:style>
    <style:style style:name="gr41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5cm" fo:padding-top="0.1cm" fo:padding-bottom="0.1cm" fo:padding-left="0.225cm" fo:padding-right="0.225cm" draw:shadow-offset-x="0.203cm" draw:shadow-offset-y="0.203cm"/>
    </style:style>
    <style:style style:name="gr42" style:family="graphic" style:parent-style-name="objectwithoutfill">
      <style:graphic-properties draw:fill="solid" draw:fill-color="#a31f34" draw:textarea-vertical-align="middle" draw:shadow-offset-x="0.203cm" draw:shadow-offset-y="0.203cm"/>
    </style:style>
    <style:style style:name="gr43" style:family="graphic" style:parent-style-name="objectwithoutfill">
      <style:graphic-properties draw:fill="solid" draw:fill-color="#a31f34" draw:textarea-vertical-align="middle" draw:shadow-offset-x="0.203cm" draw:shadow-offset-y="0.203cm"/>
    </style:style>
    <style:style style:name="gr44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4cm" fo:min-width="0.946cm" fo:padding-top="0.1cm" fo:padding-bottom="0.1cm" fo:padding-left="0.225cm" fo:padding-right="0.225cm" draw:shadow-offset-x="0.203cm" draw:shadow-offset-y="0.203cm"/>
    </style:style>
    <style:style style:name="gr45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013cm" fo:min-width="0.946cm" fo:padding-top="0.1cm" fo:padding-bottom="0.1cm" fo:padding-left="0.225cm" fo:padding-right="0.225cm" draw:shadow-offset-x="0.203cm" draw:shadow-offset-y="0.203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227cm"/>
    </style:style>
    <style:style style:name="gr47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4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82cm"/>
    </style:style>
    <style:style style:name="gr4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48cm"/>
    </style:style>
    <style:style style:name="gr50" style:family="graphic" style:parent-style-name="Default_5f_1">
      <style:graphic-properties draw:fill="none" draw:textarea-vertical-align="middle" draw:auto-grow-height="false" fo:min-height="3.602cm" fo:min-width="0cm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7cm"/>
    </style:style>
    <style:style style:name="gr52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8fa4bf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draw:fill="solid" draw:fill-color="#8fa4bf" draw:textarea-vertical-align="middle"/>
    </style:style>
    <style:style style:name="gr54" style:family="graphic" style:parent-style-name="objectwithoutfill">
      <style:graphic-properties draw:fill="solid" draw:fill-color="#8fa4bf" draw:textarea-vertical-align="middle"/>
    </style:style>
    <style:style style:name="gr55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56" style:family="graphic" style:parent-style-name="objectwithoutfill">
      <style:graphic-properties svg:stroke-width="0.051cm" svg:stroke-color="#a31f34" draw:marker-start-width="0.268cm" draw:marker-end-width="0.268cm" svg:stroke-linecap="round" draw:fill="solid" draw:fill-color="#a31f34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draw:fill="solid" draw:fill-color="#a31f34" draw:textarea-vertical-align="middle"/>
    </style:style>
    <style:style style:name="gr58" style:family="graphic" style:parent-style-name="objectwithoutfill">
      <style:graphic-properties draw:fill="solid" draw:fill-color="#a31f34" draw:textarea-vertical-align="middle"/>
    </style:style>
    <style:style style:name="gr5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95cm"/>
    </style:style>
    <style:style style:name="gr60" style:family="graphic" style:parent-style-name="Default_5f_1">
      <style:graphic-properties svg:stroke-width="0.051cm" svg:stroke-color="#000000" draw:marker-start-width="0.203cm" draw:marker-end-width="0.203cm" draw:fill="hatch" draw:fill-color="#8fa4bf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1" style:family="graphic" style:parent-style-name="Default_5f_1">
      <style:graphic-properties svg:stroke-width="0.051cm" svg:stroke-color="#000000" draw:marker-start-width="0.203cm" draw:marker-end-width="0.203cm" draw:fill="hatch" draw:fill-color="#a31f34" draw:fill-hatch-name="Hatching_20_3" draw:fill-hatch-solid="false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2" style:family="graphic" style:parent-style-name="Default_5f_1">
      <style:graphic-properties svg:stroke-width="0.051cm" svg:stroke-color="#000000" draw:marker-start-width="0.203cm" draw:marker-end-width="0.203cm" draw:fill="solid" draw:fill-color="#8fa4bf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gr63" style:family="graphic" style:parent-style-name="objectwithoutfill">
      <style:graphic-properties svg:stroke-width="0.051cm" svg:stroke-color="#a31f34" draw:marker-start-width="0.268cm" draw:marker-end-width="0.268cm" svg:stroke-linecap="round" draw:fill="none" draw:textarea-vertical-align="middle" fo:padding-top="0.125cm" fo:padding-bottom="0.125cm" fo:padding-left="0.25cm" fo:padding-right="0.25cm"/>
    </style:style>
    <style:style style:name="gr64" style:family="graphic" style:parent-style-name="Default_5f_1">
      <style:graphic-properties svg:stroke-width="0.051cm" svg:stroke-color="#000000" draw:marker-start-width="0.203cm" draw:marker-end-width="0.203cm" draw:fill="solid" draw:fill-color="#a31f34" draw:textarea-horizontal-align="justify" draw:textarea-vertical-align="middle" draw:auto-grow-height="false" fo:min-height="1.831cm" fo:min-width="1.582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2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32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center"/>
      <style:text-properties style:text-position="-20% 58%" fo:font-size="36pt" style:font-size-asian="36pt" style:font-size-complex="36pt"/>
    </style:style>
    <style:style style:name="P7" style:family="paragraph">
      <loext:graphic-properties draw:fill="none" draw:fill-color="#ffffff"/>
      <style:text-properties style:text-position="-20% 58%"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hatch" draw:fill-color="#ffffff" draw:fill-hatch-name="Hatching_20_2" draw:fill-hatch-solid="false"/>
      <style:paragraph-properties fo:text-align="center"/>
      <style:text-properties fo:font-size="36pt" style:font-size-asian="36pt" style:font-size-complex="36pt"/>
    </style:style>
    <style:style style:name="P10" style:family="paragraph">
      <loext:graphic-properties draw:fill="none" draw:fill-color="#8fa4bf"/>
      <style:paragraph-properties fo:text-align="center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paragraph-properties fo:text-align="center"/>
      <style:text-properties fo:font-size="17.8999996185303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7.8999996185303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style:text-position="-20% 58%" fo:font-size="10.5pt" style:font-size-asian="10.5pt" style:font-size-complex="10.5pt"/>
    </style:style>
    <style:style style:name="P14" style:family="paragraph">
      <loext:graphic-properties draw:fill="none" draw:fill-color="#ffffff"/>
      <style:paragraph-properties fo:text-align="center"/>
      <style:text-properties fo:font-size="17.8999996185303pt" style:font-size-asian="16pt" style:font-size-complex="16pt"/>
    </style:style>
    <style:style style:name="P15" style:family="paragraph">
      <loext:graphic-properties draw:fill="none" draw:fill-color="#8fa4bf"/>
      <style:paragraph-properties fo:text-align="center"/>
      <style:text-properties style:text-position="-20% 58%" fo:font-size="10.5pt" style:font-size-asian="10.5pt" style:font-size-complex="10.5pt"/>
    </style:style>
    <style:style style:name="P16" style:family="paragraph">
      <loext:graphic-properties draw:fill="solid" draw:fill-color="#8fa4bf"/>
      <style:paragraph-properties fo:text-align="center"/>
      <style:text-properties fo:font-size="10.5pt" style:font-size-asian="10.5pt" style:font-size-complex="10.5pt"/>
    </style:style>
    <style:style style:name="P17" style:family="paragraph">
      <loext:graphic-properties draw:fill="hatch" draw:fill-color="#8fa4bf" draw:fill-hatch-name="Hatching_20_1" draw:fill-hatch-solid="false"/>
      <style:paragraph-properties fo:text-align="center"/>
      <style:text-properties fo:font-size="10.5pt" style:font-size-asian="10.5pt" style:font-size-complex="10.5pt"/>
    </style:style>
    <style:style style:name="P18" style:family="paragraph">
      <loext:graphic-properties draw:fill="hatch" draw:fill-color="#8fa4bf" draw:fill-hatch-name="Hatching_20_1" draw:fill-hatch-solid="false"/>
      <style:paragraph-properties fo:text-align="center"/>
      <style:text-properties style:text-position="-20% 58%" fo:font-size="10.5pt" style:font-size-asian="10.5pt" style:font-size-complex="10.5pt"/>
    </style:style>
    <style:style style:name="P19" style:family="paragraph">
      <loext:graphic-properties draw:fill="none" draw:fill-color="#ffffff"/>
      <style:paragraph-properties fo:text-align="center"/>
      <style:text-properties fo:font-size="16pt" style:font-size-asian="10pt" style:font-size-complex="10pt"/>
    </style:style>
    <style:style style:name="P20" style:family="paragraph">
      <loext:graphic-properties draw:fill="none"/>
      <style:paragraph-properties fo:text-align="center"/>
      <style:text-properties style:text-position="-20% 58%" fo:font-size="10pt" style:font-size-asian="10pt" style:font-size-complex="10pt"/>
    </style:style>
    <style:style style:name="P21" style:family="paragraph">
      <loext:graphic-properties draw:fill="solid" draw:fill-color="#a31f34"/>
      <style:paragraph-properties fo:text-align="center"/>
      <style:text-properties fo:font-size="10.5pt" style:font-size-asian="10.5pt" style:font-size-complex="10.5pt"/>
    </style:style>
    <style:style style:name="P22" style:family="paragraph">
      <loext:graphic-properties draw:fill="solid" draw:fill-color="#a31f34"/>
      <style:paragraph-properties fo:text-align="center"/>
      <style:text-properties style:text-position="-20% 58%" fo:font-size="10.5pt" style:font-size-asian="10.5pt" style:font-size-complex="10.5pt"/>
    </style:style>
    <style:style style:name="P23" style:family="paragraph">
      <loext:graphic-properties draw:fill="none" draw:fill-color="#ffffff"/>
      <style:paragraph-properties fo:text-align="center"/>
      <style:text-properties fo:font-size="16pt" style:font-size-asian="13pt" style:font-size-complex="13pt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16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8fa4bf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7.8999996185303pt"/>
    </style:style>
    <style:style style:name="P28" style:family="paragraph">
      <loext:graphic-properties draw:fill="none" draw:fill-color="#ffffff"/>
      <style:paragraph-properties fo:text-align="start"/>
      <style:text-properties fo:font-size="17.8999996185303pt"/>
    </style:style>
    <style:style style:name="P29" style:family="paragraph">
      <loext:graphic-properties draw:fill="none"/>
      <style:paragraph-properties fo:text-align="center"/>
      <style:text-properties style:text-position="-20% 58%"/>
    </style:style>
    <style:style style:name="P30" style:family="paragraph">
      <loext:graphic-properties draw:fill="solid" draw:fill-color="#8fa4bf"/>
      <style:paragraph-properties fo:text-align="center"/>
      <style:text-properties style:text-position="-20% 58%"/>
    </style:style>
    <style:style style:name="P31" style:family="paragraph">
      <loext:graphic-properties draw:fill="solid" draw:fill-color="#a31f34"/>
      <style:paragraph-properties fo:text-align="center"/>
    </style:style>
    <style:style style:name="P32" style:family="paragraph">
      <loext:graphic-properties draw:fill="solid" draw:fill-color="#a31f34"/>
      <style:paragraph-properties fo:text-align="center"/>
      <style:text-properties style:text-position="-20% 58%"/>
    </style:style>
    <style:style style:name="P33" style:family="paragraph">
      <loext:graphic-properties draw:fill="hatch" draw:fill-color="#8fa4bf" draw:fill-hatch-name="Hatching_20_3" draw:fill-hatch-solid="false"/>
      <style:paragraph-properties fo:text-align="center"/>
    </style:style>
    <style:style style:name="P34" style:family="paragraph">
      <loext:graphic-properties draw:fill="hatch" draw:fill-color="#a31f34" draw:fill-hatch-name="Hatching_20_3" draw:fill-hatch-solid="false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20% 58%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-20% 58%" fo:font-size="36pt" style:font-size-asian="36pt" style:font-size-complex="36pt"/>
    </style:style>
    <style:style style:name="T6" style:family="text">
      <style:text-properties fo:font-size="1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style:text-position="-20% 58%" fo:font-size="10.5pt" style:font-size-asian="10.5pt" style:font-size-complex="10.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aleway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bold" style:font-size-complex="16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text-position="-20% 58%" fo:font-size="13pt" style:font-size-asian="13pt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Raleway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20% 58%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text-position="-20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.564cm" svg:height="4.561cm" svg:x="7.52cm" svg:y="4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2" draw:text-style-name="P1" xml:id="id1" draw:id="id1" draw:layer="layout" svg:width="4.563cm" svg:height="4.561cm" svg:x="7.529cm" svg:y="8.788cm" svg:viewBox="0 0 4564 4562" svg:d="M0 4562c0-1521 0-3041 0-4562 1521 0 3044 0 4564 0 0 1521 0 3041 0 4562-1520 0-3043 0-4564 0z">
          <text:p/>
        </draw:path>
        <draw:custom-shape draw:style-name="gr3" draw:text-style-name="P1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6cm" svg:height="6.138cm" svg:x="7.528cm" svg:y="1.364cm">
          <draw:text-box>
            <text:p text:style-name="P2"><text:span text:style-name="T1">M</text:span><text:span text:style-name="T2">i</text:span><text:span text:style-name="T1">(0)=1</text:span></text:p>
          </draw:text-box>
        </draw:frame>
        <draw:frame draw:style-name="gr4" draw:text-style-name="P3" draw:layer="layout" svg:width="4.561cm" svg:height="6.138cm" svg:x="12.088cm" svg:y="1.364cm">
          <draw:text-box>
            <text:p text:style-name="P2"><text:span text:style-name="T1">M</text:span><text:span text:style-name="T2">i</text:span><text:span text:style-name="T1">(0)=0</text:span></text:p>
          </draw:text-box>
        </draw:frame>
        <draw:frame draw:style-name="gr5" draw:text-style-name="P5" draw:layer="layout" svg:width="4.561cm" svg:height="6.137cm" svg:x="2.286cm" svg:y="5.685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6" draw:text-style-name="P5" draw:layer="layout" svg:width="4.572cm" svg:height="2.326cm" svg:x="2.286cm" svg:y="10.336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connector draw:style-name="gr7" draw:text-style-name="P6" draw:layer="layout" draw:type="curve" svg:x1="14.539cm" svg:y1="6.489cm" svg:x2="14.539cm" svg:y2="11.049cm" svg:d="M14539 6489v4560" svg:viewBox="0 0 1 4561">
          <text:p/>
        </draw:connector>
        <draw:frame draw:style-name="gr8" draw:text-style-name="P3" draw:layer="layout" svg:width="4.56cm" svg:height="4cm" svg:x="7.533cm" svg:y="4.788cm">
          <draw:text-box>
            <text:p text:style-name="P2"><text:span text:style-name="T3"/></text:p>
            <text:p text:style-name="P2"><text:span text:style-name="T4">always stop</text:span></text:p>
            <text:p text:style-name="P2"><text:span text:style-name="T4">(robbery)</text:span></text:p>
          </draw:text-box>
        </draw:frame>
        <draw:connector draw:style-name="gr9" draw:text-style-name="P6" draw:layer="layout" draw:type="curve" svg:x1="10.015cm" svg:y1="6.203cm" svg:x2="9.811cm" svg:y2="8.788cm" draw:end-shape="id1" svg:d="M10015 6203c0 1545-204 253-204 2585" svg:viewBox="0 0 205 2586">
          <text:p text:style-name="P2"><text:span text:style-name="T5">`</text:span></text:p>
        </draw:connector>
        <draw:frame draw:style-name="gr8" draw:text-style-name="P3" draw:layer="layout" svg:width="4.56cm" svg:height="4cm" svg:x="12.133cm" svg:y="4.788cm">
          <draw:text-box>
            <text:p text:style-name="P2"><text:span text:style-name="T3"/></text:p>
            <text:p text:style-name="P2"><text:span text:style-name="T4">stop if black</text:span></text:p>
            <text:p text:style-name="P2"><text:span text:style-name="T4">(jaywalking)</text:span></text:p>
          </draw:text-box>
        </draw:frame>
        <draw:frame draw:style-name="gr8" draw:text-style-name="P3" draw:layer="layout" svg:width="4.564cm" svg:height="4cm" svg:x="7.529cm" svg:y="9.35cm">
          <draw:text-box>
            <text:p text:style-name="P2"><text:span text:style-name="T3"/></text:p>
            <text:p text:style-name="P2"><text:span text:style-name="T4">stop if white</text:span></text:p>
            <text:p text:style-name="P2"><text:span text:style-name="T4">(assume none)</text:span></text:p>
          </draw:text-box>
        </draw:frame>
        <draw:frame draw:style-name="gr8" draw:text-style-name="P3" draw:layer="layout" svg:width="4.56cm" svg:height="4cm" svg:x="12.132cm" svg:y="9.35cm">
          <draw:text-box>
            <text:p text:style-name="P2"><text:span text:style-name="T3"/></text:p>
            <text:p text:style-name="P2"><text:span text:style-name="T4">never stop</text:span></text:p>
            <text:p text:style-name="P2"><text:span text:style-name="T4">(ask directions)</text:span></text:p>
          </draw:text-box>
        </draw:frame>
        <draw:frame draw:style-name="gr10" draw:text-style-name="P7" draw:layer="layout" svg:width="20.198cm" svg:height="0.996cm" svg:x="0cm" svg:y="14.089cm">
          <draw:text-box>
            <text:p><text:span text:style-name="T6">principal stratification wrt M (Frangakis &amp; Rubin 2002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4.564cm" svg:height="4.561cm" svg:x="7.52cm" svg:y="4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64cm" svg:height="4.561cm" svg:x="12.093cm" svg:y="4.227cm">
          <text:p/>
          <draw:enhanced-geometry svg:viewBox="0 0 21600 21600" draw:type="rectangle" draw:enhanced-path="M 0 0 L 21600 0 21600 21600 0 21600 0 0 Z N"/>
        </draw:custom-shape>
        <draw:path draw:style-name="gr12" draw:text-style-name="P9" xml:id="id2" draw:id="id2" draw:layer="layout" svg:width="4.563cm" svg:height="4.561cm" svg:x="7.529cm" svg:y="8.788cm" svg:viewBox="0 0 4564 4562" svg:d="M0 4562c0-1521 0-3041 0-4562 1521 0 3044 0 4564 0 0 1521 0 3041 0 4562-1520 0-3043 0-4564 0z">
          <text:p/>
        </draw:path>
        <draw:custom-shape draw:style-name="gr3" draw:text-style-name="P1" draw:layer="layout" svg:width="4.564cm" svg:height="4.562cm" svg:x="12.093cm" svg:y="8.78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56cm" svg:height="6.138cm" svg:x="7.528cm" svg:y="1.364cm">
          <draw:text-box>
            <text:p text:style-name="P2"><text:span text:style-name="T1">M</text:span><text:span text:style-name="T2">i</text:span><text:span text:style-name="T1">(0)=1</text:span></text:p>
          </draw:text-box>
        </draw:frame>
        <draw:frame draw:style-name="gr4" draw:text-style-name="P3" draw:layer="layout" svg:width="4.561cm" svg:height="6.138cm" svg:x="12.088cm" svg:y="1.364cm">
          <draw:text-box>
            <text:p text:style-name="P2"><text:span text:style-name="T1">M</text:span><text:span text:style-name="T2">i</text:span><text:span text:style-name="T1">(0)=0</text:span></text:p>
          </draw:text-box>
        </draw:frame>
        <draw:frame draw:style-name="gr5" draw:text-style-name="P5" draw:layer="layout" svg:width="4.561cm" svg:height="6.137cm" svg:x="2.286cm" svg:y="5.685cm">
          <draw:text-box>
            <text:p text:style-name="P4"><text:span text:style-name="T1">M</text:span><text:span text:style-name="T2">i</text:span><text:span text:style-name="T1">(1)=1</text:span></text:p>
          </draw:text-box>
        </draw:frame>
        <draw:frame draw:style-name="gr6" draw:text-style-name="P5" draw:layer="layout" svg:width="4.572cm" svg:height="2.326cm" svg:x="2.286cm" svg:y="10.336cm">
          <draw:text-box>
            <text:p text:style-name="P4"><text:span text:style-name="T1">M</text:span><text:span text:style-name="T2">i</text:span><text:span text:style-name="T1">(1)=0</text:span></text:p>
          </draw:text-box>
        </draw:frame>
        <draw:connector draw:style-name="gr7" draw:text-style-name="P6" draw:layer="layout" draw:type="curve" svg:x1="14.539cm" svg:y1="6.489cm" svg:x2="14.539cm" svg:y2="11.049cm" svg:d="M14539 6489v4560" svg:viewBox="0 0 1 4561">
          <text:p/>
        </draw:connector>
        <draw:frame draw:style-name="gr8" draw:text-style-name="P3" draw:layer="layout" svg:width="4.56cm" svg:height="4cm" svg:x="7.533cm" svg:y="4.788cm">
          <draw:text-box>
            <text:p text:style-name="P2"><text:span text:style-name="T3"/></text:p>
            <text:p text:style-name="P2"><text:span text:style-name="T4">always stop</text:span></text:p>
            <text:p text:style-name="P2"><text:span text:style-name="T4">(robbery)</text:span></text:p>
          </draw:text-box>
        </draw:frame>
        <draw:connector draw:style-name="gr9" draw:text-style-name="P6" draw:layer="layout" draw:type="curve" svg:x1="10.015cm" svg:y1="6.203cm" svg:x2="9.811cm" svg:y2="8.788cm" draw:end-shape="id2" svg:d="M10015 6203c0 1545-204 253-204 2585" svg:viewBox="0 0 205 2586">
          <text:p text:style-name="P2"><text:span text:style-name="T5">`</text:span></text:p>
        </draw:connector>
        <draw:frame draw:style-name="gr8" draw:text-style-name="P3" draw:layer="layout" svg:width="4.56cm" svg:height="4cm" svg:x="12.133cm" svg:y="4.788cm">
          <draw:text-box>
            <text:p text:style-name="P2"><text:span text:style-name="T3"/></text:p>
            <text:p text:style-name="P2"><text:span text:style-name="T4">stop if black</text:span></text:p>
            <text:p text:style-name="P2"><text:span text:style-name="T4">(racial stop)</text:span></text:p>
          </draw:text-box>
        </draw:frame>
        <draw:frame draw:style-name="gr8" draw:text-style-name="P3" draw:layer="layout" svg:width="4.564cm" svg:height="4cm" svg:x="7.529cm" svg:y="9.35cm">
          <draw:text-box>
            <text:p text:style-name="P2"><text:span text:style-name="T3"/></text:p>
            <text:p text:style-name="P2"><text:span text:style-name="T4">stop if white</text:span></text:p>
            <text:p text:style-name="P2"><text:span text:style-name="T4">(assume none)</text:span></text:p>
          </draw:text-box>
        </draw:frame>
        <draw:frame draw:style-name="gr8" draw:text-style-name="P3" draw:layer="layout" svg:width="4.56cm" svg:height="4cm" svg:x="12.132cm" svg:y="9.35cm">
          <draw:text-box>
            <text:p text:style-name="P2"><text:span text:style-name="T3"/></text:p>
            <text:p text:style-name="P2"><text:span text:style-name="T4">never stop</text:span></text:p>
            <text:p text:style-name="P2"><text:span text:style-name="T4">(ask directions)</text:span></text:p>
          </draw:text-box>
        </draw:frame>
        <draw:frame draw:style-name="gr10" draw:text-style-name="P7" draw:layer="layout" svg:width="20.198cm" svg:height="0.996cm" svg:x="0cm" svg:y="14.089cm">
          <draw:text-box>
            <text:p><text:span text:style-name="T6">principal stratification wrt M (Frangakis &amp; Rubin 2002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3" draw:text-style-name="P10" draw:layer="layout" svg:width="1.395cm" svg:height="1.214cm" svg:x="5.05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3" draw:id="id3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3.141cm" svg:y="3.2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9">E[ Y</text:span><text:span text:style-name="T10">i</text:span><text:span text:style-name="T9">(1, 1</text:span><text:span text:style-name="T4">) | . . . 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3" svg:d="M5846 2235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27" draw:text-style-name="P10" draw:layer="layout" svg:width="1.394cm" svg:height="1.214cm" svg:x="15.311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4" draw:id="id4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9">E[ Y</text:span><text:span text:style-name="T10">i</text:span><text:span text:style-name="T9">(0, 1</text:span><text:span text:style-name="T4">) | . . . 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4" svg:d="M16101 2249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5.056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5" draw:id="id5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cm" svg:y="8.957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7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6cm" svg:y="8.144cm">
          <draw:text-box>
            <text:p text:style-name="P2"><text:span text:style-name="T9">E[ Y</text:span><text:span text:style-name="T10">i</text:span><text:span text:style-name="T9">(1, 0</text:span><text:span text:style-name="T4">) | . . . 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24" draw:text-style-name="P15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25" draw:text-style-name="P15" draw:layer="layout" draw:type="curve" svg:x1="5.847cm" svg:y1="10.157cm" svg:x2="5.756cm" svg:y2="10.836cm" draw:end-shape="id5" svg:d="M5847 10157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15.31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6" draw:id="id6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9">E[ Y</text:span><text:span text:style-name="T10">i</text:span><text:span text:style-name="T9">(0, 0</text:span><text:span text:style-name="T4">) | . . . 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24" draw:text-style-name="P15" draw:layer="layout" draw:type="curve" svg:x1="17.457cm" svg:y1="10.239cm" svg:x2="17.457cm" svg:y2="11.452cm" svg:d="M17457 10239v1213" svg:viewBox="0 0 1 1214">
          <text:p/>
        </draw:connector>
        <draw:connector draw:style-name="gr24" draw:text-style-name="P15" draw:layer="layout" draw:type="curve" svg:x1="16.034cm" svg:y1="10.316cm" svg:x2="16.026cm" svg:y2="13.197cm" svg:d="M16034 10316c0 2161-8 721-8 2881" svg:viewBox="0 0 9 2882">
          <text:p/>
        </draw:connector>
        <draw:connector draw:style-name="gr25" draw:text-style-name="P15" draw:layer="layout" draw:type="curve" svg:x1="16.102cm" svg:y1="10.172cm" svg:x2="16.011cm" svg:y2="10.851cm" draw:end-shape="id6" svg:d="M16102 10172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1" draw:text-style-name="P16" draw:layer="layout" svg:width="1.395cm" svg:height="1.214cm" svg:x="5.05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7" draw:id="id7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3.141cm" svg:y="3.2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9">E[ Y</text:span><text:span text:style-name="T10">i</text:span><text:span text:style-name="T9">(1, 1</text:span><text:span text:style-name="T4">) | . . . 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7" svg:d="M5846 2235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27" draw:text-style-name="P10" draw:layer="layout" svg:width="1.394cm" svg:height="1.214cm" svg:x="15.311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8" draw:id="id8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9">E[ Y</text:span><text:span text:style-name="T10">i</text:span><text:span text:style-name="T9">(0, 1</text:span><text:span text:style-name="T4">) | . . . 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8" svg:d="M16101 2249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5.056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9" draw:id="id9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cm" svg:y="8.957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7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6cm" svg:y="8.144cm">
          <draw:text-box>
            <text:p text:style-name="P2"><text:span text:style-name="T9">E[ Y</text:span><text:span text:style-name="T10">i</text:span><text:span text:style-name="T9">(1, 0</text:span><text:span text:style-name="T4">) | . . . 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24" draw:text-style-name="P15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25" draw:text-style-name="P15" draw:layer="layout" draw:type="curve" svg:x1="5.847cm" svg:y1="10.157cm" svg:x2="5.756cm" svg:y2="10.836cm" draw:end-shape="id9" svg:d="M5847 10157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15.31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5" draw:text-style-name="P10" xml:id="id10" draw:id="id10" draw:layer="layout" svg:width="1.394cm" svg:height="1.213cm" svg:x="15.314cm" svg:y="10.851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9">E[ Y</text:span><text:span text:style-name="T10">i</text:span><text:span text:style-name="T9">(0, 0</text:span><text:span text:style-name="T4">) | . . . 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24" draw:text-style-name="P15" draw:layer="layout" draw:type="curve" svg:x1="17.457cm" svg:y1="10.239cm" svg:x2="17.457cm" svg:y2="11.452cm" svg:d="M17457 10239v1213" svg:viewBox="0 0 1 1214">
          <text:p/>
        </draw:connector>
        <draw:connector draw:style-name="gr24" draw:text-style-name="P15" draw:layer="layout" draw:type="curve" svg:x1="16.034cm" svg:y1="10.316cm" svg:x2="16.026cm" svg:y2="13.197cm" svg:d="M16034 10316c0 2161-8 721-8 2881" svg:viewBox="0 0 9 2882">
          <text:p/>
        </draw:connector>
        <draw:connector draw:style-name="gr25" draw:text-style-name="P15" draw:layer="layout" draw:type="curve" svg:x1="16.102cm" svg:y1="10.172cm" svg:x2="16.011cm" svg:y2="10.851cm" draw:end-shape="id10" svg:d="M16102 10172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1" draw:text-style-name="P16" draw:layer="layout" svg:width="1.395cm" svg:height="1.214cm" svg:x="5.05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1" draw:id="id11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3.141cm" svg:y="3.2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9">E[ Y</text:span><text:span text:style-name="T10">i</text:span><text:span text:style-name="T9">(1, 1</text:span><text:span text:style-name="T4">) | . . . 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11" svg:d="M5846 2235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27" draw:text-style-name="P10" draw:layer="layout" svg:width="1.394cm" svg:height="1.214cm" svg:x="15.311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2" draw:id="id12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9">E[ Y</text:span><text:span text:style-name="T10">i</text:span><text:span text:style-name="T9">(0, 1</text:span><text:span text:style-name="T4">) | . . . 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12" svg:d="M16101 2249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5.056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3" draw:id="id13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17" draw:text-style-name="P10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cm" svg:y="8.957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7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6cm" svg:y="8.144cm">
          <draw:text-box>
            <text:p text:style-name="P2"><text:span text:style-name="T9">E[ Y</text:span><text:span text:style-name="T10">i</text:span><text:span text:style-name="T9">(1, 0</text:span><text:span text:style-name="T4">) | . . . 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24" draw:text-style-name="P15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25" draw:text-style-name="P15" draw:layer="layout" draw:type="curve" svg:x1="5.847cm" svg:y1="10.157cm" svg:x2="5.756cm" svg:y2="10.836cm" draw:end-shape="id13" svg:d="M5847 10157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13" draw:text-style-name="P10" draw:layer="layout" svg:width="1.395cm" svg:height="1.214cm" svg:x="15.31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4" draw:id="id14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2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9">E[ Y</text:span><text:span text:style-name="T10">i</text:span><text:span text:style-name="T9">(0, 0</text:span><text:span text:style-name="T4">) | . . . 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24" draw:text-style-name="P15" draw:layer="layout" draw:type="curve" svg:x1="17.457cm" svg:y1="10.239cm" svg:x2="17.457cm" svg:y2="11.452cm" svg:d="M17457 10239v1213" svg:viewBox="0 0 1 1214">
          <text:p/>
        </draw:connector>
        <draw:connector draw:style-name="gr38" draw:text-style-name="P18" draw:layer="layout" draw:type="curve" svg:x1="16.034cm" svg:y1="10.316cm" svg:x2="16.026cm" svg:y2="13.197cm" svg:d="M16034 10316c0 2161-8 721-8 2881" svg:viewBox="0 0 9 2882">
          <text:p/>
        </draw:connector>
        <draw:connector draw:style-name="gr25" draw:text-style-name="P15" draw:layer="layout" draw:type="curve" svg:x1="16.102cm" svg:y1="10.172cm" svg:x2="16.011cm" svg:y2="10.85cm" draw:end-shape="id14" svg:d="M16102 10172c0 114-91-225-91 678" svg:viewBox="0 0 92 679">
          <text:p text:style-name="P2"><text:span text:style-name="T8">`</text:span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31" draw:text-style-name="P16" draw:layer="layout" svg:width="1.395cm" svg:height="1.214cm" svg:x="5.055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draw:layer="layout" svg:width="1.396cm" svg:height="1.214cm" svg:x="6.453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5" draw:id="id15" draw:layer="layout" svg:width="1.394cm" svg:height="1.213cm" svg:x="5.058cm" svg:y="2.914cm" svg:viewBox="0 0 1395 1214" svg:d="M0 1214c0-405 0-809 0-1214 465 0 930 0 1395 0 0 405 0 809 0 1214-465 0-930 0-1395 0z">
          <text:p/>
        </draw:path>
        <draw:custom-shape draw:style-name="gr16" draw:text-style-name="P10" draw:layer="layout" svg:width="1.396cm" svg:height="1.213cm" svg:x="6.453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395cm" svg:height="1.213cm" svg:x="5.055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6.453cm" svg:y="4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395cm" svg:height="1.214cm" svg:x="5.055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6.453cm" svg:y="5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2cm" svg:height="1.633cm" svg:x="4.949cm" svg:y="1.034cm">
          <draw:text-box>
            <text:p text:style-name="P2"><text:span text:style-name="T7">M</text:span><text:span text:style-name="T8">i</text:span><text:span text:style-name="T7">(</text:span><text:span text:style-name="T7">0)=</text:span><text:span text:style-name="T7">1</text:span></text:p>
          </draw:text-box>
        </draw:frame>
        <draw:frame draw:style-name="gr18" draw:text-style-name="P11" draw:layer="layout" svg:width="1.932cm" svg:height="1.633cm" svg:x="6.204cm" svg:y="1.034cm">
          <draw:text-box>
            <text:p text:style-name="P2"><text:span text:style-name="T7">M</text:span><text:span text:style-name="T8">i</text:span><text:span text:style-name="T7">(</text:span><text:span text:style-name="T7">0)=</text:span><text:span text:style-name="T7">0</text:span></text:p>
          </draw:text-box>
        </draw:frame>
        <draw:frame draw:style-name="gr18" draw:text-style-name="P12" draw:layer="layout" svg:width="1.887cm" svg:height="1.633cm" svg:x="3.153cm" svg:y="2.088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3.141cm" svg:y="3.23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.569cm" svg:y="2.539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cm" svg:y="1.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69cm" svg:y="5.63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cm" svg:y="4.7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5cm" svg:y="0.221cm">
          <draw:text-box>
            <text:p text:style-name="P2"><text:span text:style-name="T9">E[ Y</text:span><text:span text:style-name="T10">i</text:span><text:span text:style-name="T9">(1, 1</text:span><text:span text:style-name="T4">) | . . . ]</text:span></text:p>
          </draw:text-box>
        </draw:frame>
        <draw:line draw:style-name="gr23" draw:text-style-name="P15" draw:layer="layout" svg:x1="5.786cm" svg:y1="2.362cm" svg:x2="5.786cm" svg:y2="5.398cm">
          <text:p/>
        </draw:line>
        <draw:connector draw:style-name="gr24" draw:text-style-name="P15" draw:layer="layout" draw:type="curve" svg:x1="7.201cm" svg:y1="2.302cm" svg:x2="7.201cm" svg:y2="3.515cm" svg:d="M7201 2302v1213" svg:viewBox="0 0 1 1214">
          <text:p/>
        </draw:connector>
        <draw:connector draw:style-name="gr24" draw:text-style-name="P15" draw:layer="layout" draw:type="curve" svg:x1="5.777cm" svg:y1="2.379cm" svg:x2="5.77cm" svg:y2="5.261cm" svg:d="M5777 2379c0 2161-7 721-7 2882" svg:viewBox="0 0 8 2883">
          <text:p/>
        </draw:connector>
        <draw:connector draw:style-name="gr25" draw:text-style-name="P15" draw:layer="layout" draw:type="curve" svg:x1="5.846cm" svg:y1="2.235cm" svg:x2="5.755cm" svg:y2="2.914cm" draw:end-shape="id15" svg:d="M5846 2235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cm" svg:y1="2.295cm" svg:x2="5.672cm" svg:y2="5.345cm" svg:d="M5680 2295c0 2288-8 763-8 3050" svg:viewBox="0 0 9 3051">
          <text:p/>
        </draw:connector>
        <draw:frame draw:style-name="gr18" draw:text-style-name="P12" draw:layer="layout" svg:width="1.887cm" svg:height="1.633cm" svg:x="3.154cm" svg:y="5.038cm">
          <draw:text-box>
            <text:p text:style-name="P2"><text:span text:style-name="T7">M</text:span><text:span text:style-name="T8">i</text:span><text:span text:style-name="T7">(1)=</text:span><text:span text:style-name="T7">1</text:span></text:p>
          </draw:text-box>
        </draw:frame>
        <draw:frame draw:style-name="gr26" draw:text-style-name="P12" draw:layer="layout" svg:width="1.917cm" svg:height="1.632cm" svg:x="3.142cm" svg:y="6.146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27" draw:text-style-name="P10" draw:layer="layout" svg:width="1.394cm" svg:height="1.214cm" svg:x="15.311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1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6" draw:id="id16" draw:layer="layout" svg:width="1.394cm" svg:height="1.213cm" svg:x="15.313cm" svg:y="2.928cm" svg:viewBox="0 0 1395 1214" svg:d="M0 1214c0-405 0-809 0-1214 465 0 930 0 1395 0 0 405 0 809 0 1214-465 0-930 0-1395 0z">
          <text:p/>
        </draw:path>
        <draw:custom-shape draw:style-name="gr14" draw:text-style-name="P10" draw:layer="layout" svg:width="1.396cm" svg:height="1.214cm" svg:x="16.708cm" svg:y="2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1.394cm" svg:height="1.213cm" svg:x="15.311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396cm" svg:height="1.213cm" svg:x="16.708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.394cm" svg:height="1.214cm" svg:x="15.311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1.396cm" svg:height="1.214cm" svg:x="16.708cm" svg:y="5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5cm" svg:y="1.048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cm" svg:y="1.048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26" draw:text-style-name="P12" draw:layer="layout" svg:width="1.886cm" svg:height="1.632cm" svg:x="13.409cm" svg:y="2.103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6cm" svg:y="3.244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11" draw:layer="layout" svg:width="1.394cm" svg:height="1.291cm" svg:x="11.824cm" svg:y="2.554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9" draw:text-style-name="P13" draw:layer="layout" svg:width="0.35cm" svg:height="2.428cm" svg:x="13.046cm" svg:y="1.71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9" draw:layer="layout" svg:width="1.394cm" svg:height="1.236cm" svg:x="11.824cm" svg:y="5.644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39" draw:text-style-name="P20" draw:layer="layout" svg:width="0.35cm" svg:height="2.427cm" svg:x="13.046cm" svg:y="4.7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cm" svg:y="0.236cm">
          <draw:text-box>
            <text:p text:style-name="P2"><text:span text:style-name="T9">E[ Y</text:span><text:span text:style-name="T10">i</text:span><text:span text:style-name="T9">(0, 1</text:span><text:span text:style-name="T4">) | . . . ]</text:span></text:p>
          </draw:text-box>
        </draw:frame>
        <draw:line draw:style-name="gr23" draw:text-style-name="P15" draw:layer="layout" svg:x1="16.041cm" svg:y1="2.376cm" svg:x2="16.041cm" svg:y2="5.412cm">
          <text:p/>
        </draw:line>
        <draw:connector draw:style-name="gr24" draw:text-style-name="P15" draw:layer="layout" draw:type="curve" svg:x1="17.456cm" svg:y1="2.317cm" svg:x2="17.456cm" svg:y2="3.53cm" svg:d="M17456 2317v1213" svg:viewBox="0 0 1 1214">
          <text:p/>
        </draw:connector>
        <draw:connector draw:style-name="gr24" draw:text-style-name="P15" draw:layer="layout" draw:type="curve" svg:x1="16.033cm" svg:y1="2.394cm" svg:x2="16.025cm" svg:y2="5.275cm" svg:d="M16033 2394c0 2161-8 720-8 2881" svg:viewBox="0 0 9 2882">
          <text:p/>
        </draw:connector>
        <draw:connector draw:style-name="gr25" draw:text-style-name="P15" draw:layer="layout" draw:type="curve" svg:x1="16.101cm" svg:y1="2.249cm" svg:x2="16.01cm" svg:y2="2.928cm" draw:end-shape="id16" svg:d="M16101 2249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15.936cm" svg:y1="2.309cm" svg:x2="15.927cm" svg:y2="5.359cm" svg:d="M15936 2309c0 2288-9 763-9 3050" svg:viewBox="0 0 10 3051">
          <text:p/>
        </draw:connector>
        <draw:frame draw:style-name="gr18" draw:text-style-name="P12" draw:layer="layout" svg:width="1.887cm" svg:height="1.633cm" svg:x="13.409cm" svg:y="5.052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26" draw:text-style-name="P12" draw:layer="layout" svg:width="1.917cm" svg:height="1.632cm" svg:x="13.494cm" svg:y="6.146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custom-shape draw:style-name="gr40" draw:text-style-name="P21" draw:layer="layout" svg:width="1.395cm" svg:height="1.214cm" svg:x="5.056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1.395cm" svg:height="1.214cm" svg:x="6.454cm" svg:y="9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7" draw:id="id17" draw:layer="layout" svg:width="1.394cm" svg:height="1.213cm" svg:x="5.059cm" svg:y="10.836cm" svg:viewBox="0 0 1395 1214" svg:d="M0 1214c0-405 0-809 0-1214 465 0 930 0 1395 0 0 405 0 809 0 1214-465 0-930 0-1395 0z">
          <text:p/>
        </draw:path>
        <draw:custom-shape draw:style-name="gr41" draw:text-style-name="P21" draw:layer="layout" svg:width="1.395cm" svg:height="1.213cm" svg:x="6.454cm" svg:y="10.8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1.395cm" svg:height="1.213cm" svg:x="5.056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1.395cm" svg:height="1.213cm" svg:x="6.454cm" svg:y="1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395cm" svg:height="1.214cm" svg:x="5.056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draw:layer="layout" svg:width="1.395cm" svg:height="1.214cm" svg:x="6.454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1.642cm" svg:height="1.632cm" svg:x="4.95cm" svg:y="8.957cm">
          <draw:text-box>
            <text:p text:style-name="P2"><text:span text:style-name="T7">M</text:span><text:span text:style-name="T8">i</text:span><text:span text:style-name="T7">(0)</text:span><text:span text:style-name="T7">=1</text:span></text:p>
          </draw:text-box>
        </draw:frame>
        <draw:frame draw:style-name="gr26" draw:text-style-name="P11" draw:layer="layout" svg:width="1.932cm" svg:height="1.632cm" svg:x="6.205cm" svg:y="8.957cm">
          <draw:text-box>
            <text:p text:style-name="P2"><text:span text:style-name="T7">M</text:span><text:span text:style-name="T8">i</text:span><text:span text:style-name="T7">(0)</text:span><text:span text:style-name="T7">=0</text:span></text:p>
          </draw:text-box>
        </draw:frame>
        <draw:frame draw:style-name="gr18" draw:text-style-name="P12" draw:layer="layout" svg:width="1.887cm" svg:height="1.633cm" svg:x="3.154cm" svg:y="10.011cm">
          <draw:text-box>
            <text:p text:style-name="P2"><text:span text:style-name="T7">M</text:span><text:span text:style-name="T8">i</text:span><text:span text:style-name="T7">(1)</text:span><text:span text:style-name="T7">=1</text:span></text:p>
          </draw:text-box>
        </draw:frame>
        <draw:frame draw:style-name="gr26" draw:text-style-name="P12" draw:layer="layout" svg:width="1.917cm" svg:height="1.632cm" svg:x="3.142cm" svg:y="11.153cm">
          <draw:text-box>
            <text:p text:style-name="P2"><text:span text:style-name="T7">M</text:span><text:span text:style-name="T8">i</text:span><text:span text:style-name="T7">(1)=</text:span><text:span text:style-name="T7">0</text:span></text:p>
          </draw:text-box>
        </draw:frame>
        <draw:frame draw:style-name="gr19" draw:text-style-name="P11" draw:layer="layout" svg:width="1.394cm" svg:height="1.291cm" svg:x="1.57cm" svg:y="10.462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20" draw:text-style-name="P13" draw:layer="layout" svg:width="0.351cm" svg:height="2.427cm" svg:x="2.791cm" svg:y="9.62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2" draw:layer="layout" svg:width="1.394cm" svg:height="1.236cm" svg:x="1.57cm" svg:y="13.552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20" draw:text-style-name="P13" draw:layer="layout" svg:width="0.351cm" svg:height="2.427cm" svg:x="2.791cm" svg:y="12.65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3cm" svg:height="0.967cm" svg:x="2.826cm" svg:y="8.144cm">
          <draw:text-box>
            <text:p text:style-name="P2"><text:span text:style-name="T9">E[ Y</text:span><text:span text:style-name="T10">i</text:span><text:span text:style-name="T9">(</text:span><text:span text:style-name="T9">1, 0</text:span><text:span text:style-name="T4">) </text:span><text:span text:style-name="T4">| . . . ]</text:span></text:p>
          </draw:text-box>
        </draw:frame>
        <draw:line draw:style-name="gr23" draw:text-style-name="P15" draw:layer="layout" svg:x1="5.787cm" svg:y1="10.284cm" svg:x2="5.787cm" svg:y2="13.32cm">
          <text:p/>
        </draw:line>
        <draw:connector draw:style-name="gr42" draw:text-style-name="P22" draw:layer="layout" draw:type="curve" svg:x1="7.202cm" svg:y1="10.225cm" svg:x2="7.202cm" svg:y2="11.438cm" svg:d="M7202 10225v1213" svg:viewBox="0 0 1 1214">
          <text:p/>
        </draw:connector>
        <draw:connector draw:style-name="gr24" draw:text-style-name="P15" draw:layer="layout" draw:type="curve" svg:x1="5.778cm" svg:y1="10.302cm" svg:x2="5.77cm" svg:y2="13.183cm" svg:d="M5778 10302c0 2161-8 720-8 2881" svg:viewBox="0 0 9 2882">
          <text:p/>
        </draw:connector>
        <draw:connector draw:style-name="gr43" draw:text-style-name="P22" draw:layer="layout" draw:type="curve" svg:x1="5.847cm" svg:y1="10.157cm" svg:x2="5.756cm" svg:y2="10.836cm" draw:end-shape="id17" svg:d="M5847 10157c0 115-91-224-91 679" svg:viewBox="0 0 92 680">
          <text:p text:style-name="P2"><text:span text:style-name="T8">`</text:span></text:p>
        </draw:connector>
        <draw:connector draw:style-name="gr24" draw:text-style-name="P15" draw:layer="layout" draw:type="curve" svg:x1="5.681cm" svg:y1="10.217cm" svg:x2="5.672cm" svg:y2="13.268cm" svg:d="M5681 10217c0 2289-9 763-9 3051" svg:viewBox="0 0 10 3052">
          <text:p/>
        </draw:connector>
        <draw:frame draw:style-name="gr18" draw:text-style-name="P12" draw:layer="layout" svg:width="1.887cm" svg:height="1.633cm" svg:x="3.155cm" svg:y="12.96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8cm" svg:height="1.633cm" svg:x="3.142cm" svg:y="14.1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custom-shape draw:style-name="gr40" draw:text-style-name="P21" draw:layer="layout" svg:width="1.395cm" svg:height="1.214cm" svg:x="15.311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1" draw:layer="layout" svg:width="1.396cm" svg:height="1.214cm" svg:x="16.709cm" svg:y="9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17" xml:id="id18" draw:id="id18" draw:layer="layout" svg:width="1.394cm" svg:height="1.213cm" svg:x="15.314cm" svg:y="10.85cm" svg:viewBox="0 0 1395 1214" svg:d="M0 1214c0-405 0-809 0-1214 465 0 930 0 1395 0 0 405 0 809 0 1214-465 0-930 0-1395 0z">
          <text:p/>
        </draw:path>
        <draw:custom-shape draw:style-name="gr45" draw:text-style-name="P21" draw:layer="layout" svg:width="1.396cm" svg:height="1.213cm" svg:x="16.709cm" svg:y="10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1.395cm" svg:height="1.213cm" svg:x="15.311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1" draw:layer="layout" svg:width="1.396cm" svg:height="1.213cm" svg:x="16.709cm" svg:y="12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.395cm" svg:height="1.214cm" svg:x="15.311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1" draw:layer="layout" svg:width="1.396cm" svg:height="1.214cm" svg:x="16.709cm" svg:y="1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1.641cm" svg:height="1.633cm" svg:x="15.206cm" svg:y="8.971cm">
          <draw:text-box>
            <text:p text:style-name="P2"><text:span text:style-name="T7">M</text:span><text:span text:style-name="T8">i</text:span><text:span text:style-name="T7">(0)=1</text:span></text:p>
          </draw:text-box>
        </draw:frame>
        <draw:frame draw:style-name="gr18" draw:text-style-name="P11" draw:layer="layout" svg:width="1.931cm" svg:height="1.633cm" svg:x="16.461cm" svg:y="8.971cm">
          <draw:text-box>
            <text:p text:style-name="P2"><text:span text:style-name="T7">M</text:span><text:span text:style-name="T8">i</text:span><text:span text:style-name="T7">(0)=0</text:span></text:p>
          </draw:text-box>
        </draw:frame>
        <draw:frame draw:style-name="gr18" draw:text-style-name="P12" draw:layer="layout" svg:width="1.887cm" svg:height="1.633cm" svg:x="13.409cm" svg:y="10.02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397cm" svg:y="11.16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19" draw:text-style-name="P23" draw:layer="layout" svg:width="1.394cm" svg:height="1.291cm" svg:x="11.825cm" svg:y="10.476cm">
          <draw:text-box>
            <text:p text:style-name="P2"><text:span text:style-name="T7">D</text:span><text:span text:style-name="T8">i</text:span><text:span text:style-name="T7">=1</text:span></text:p>
          </draw:text-box>
        </draw:frame>
        <draw:custom-shape draw:style-name="gr39" draw:text-style-name="P20" draw:layer="layout" svg:width="0.35cm" svg:height="2.427cm" svg:x="13.047cm" svg:y="9.637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9" draw:layer="layout" svg:width="1.394cm" svg:height="1.235cm" svg:x="11.825cm" svg:y="13.567cm">
          <draw:text-box>
            <text:p text:style-name="P2"><text:span text:style-name="T7">D</text:span><text:span text:style-name="T8">i</text:span><text:span text:style-name="T7">=0</text:span></text:p>
          </draw:text-box>
        </draw:frame>
        <draw:custom-shape draw:style-name="gr39" draw:text-style-name="P20" draw:layer="layout" svg:width="0.35cm" svg:height="2.427cm" svg:x="13.047cm" svg:y="12.67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4" draw:layer="layout" svg:width="6.084cm" svg:height="0.967cm" svg:x="13.081cm" svg:y="8.158cm">
          <draw:text-box>
            <text:p text:style-name="P2"><text:span text:style-name="T9">E[ Y</text:span><text:span text:style-name="T10">i</text:span><text:span text:style-name="T9">(0, 0</text:span><text:span text:style-name="T4">) | . . . ]</text:span></text:p>
          </draw:text-box>
        </draw:frame>
        <draw:line draw:style-name="gr23" draw:text-style-name="P15" draw:layer="layout" svg:x1="16.042cm" svg:y1="10.298cm" svg:x2="16.042cm" svg:y2="13.334cm">
          <text:p/>
        </draw:line>
        <draw:connector draw:style-name="gr42" draw:text-style-name="P22" draw:layer="layout" draw:type="curve" svg:x1="17.457cm" svg:y1="10.239cm" svg:x2="17.457cm" svg:y2="11.452cm" svg:d="M17457 10239v1213" svg:viewBox="0 0 1 1214">
          <text:p/>
        </draw:connector>
        <draw:connector draw:style-name="gr38" draw:text-style-name="P18" draw:layer="layout" draw:type="curve" svg:x1="16.034cm" svg:y1="10.316cm" svg:x2="16.026cm" svg:y2="13.197cm" svg:d="M16034 10316c0 2161-8 721-8 2881" svg:viewBox="0 0 9 2882">
          <text:p/>
        </draw:connector>
        <draw:connector draw:style-name="gr43" draw:text-style-name="P22" draw:layer="layout" draw:type="curve" svg:x1="16.102cm" svg:y1="10.172cm" svg:x2="16.011cm" svg:y2="10.85cm" draw:end-shape="id18" svg:d="M16102 10172c0 114-91-225-91 678" svg:viewBox="0 0 92 679">
          <text:p text:style-name="P2"><text:span text:style-name="T8">`</text:span></text:p>
        </draw:connector>
        <draw:connector draw:style-name="gr24" draw:text-style-name="P15" draw:layer="layout" draw:type="curve" svg:x1="15.937cm" svg:y1="10.232cm" svg:x2="15.928cm" svg:y2="13.282cm" svg:d="M15937 10232c0 2288-9 763-9 3050" svg:viewBox="0 0 10 3051">
          <text:p/>
        </draw:connector>
        <draw:frame draw:style-name="gr26" draw:text-style-name="P12" draw:layer="layout" svg:width="1.887cm" svg:height="1.632cm" svg:x="13.41cm" svg:y="12.975cm">
          <draw:text-box>
            <text:p text:style-name="P2"><text:span text:style-name="T7">M</text:span><text:span text:style-name="T8">i</text:span><text:span text:style-name="T7">(1)=1</text:span></text:p>
          </draw:text-box>
        </draw:frame>
        <draw:frame draw:style-name="gr18" draw:text-style-name="P12" draw:layer="layout" svg:width="1.917cm" svg:height="1.633cm" svg:x="13.495cm" svg:y="14.297cm">
          <draw:text-box>
            <text:p text:style-name="P2"><text:span text:style-name="T7">M</text:span><text:span text:style-name="T8">i</text:span><text:span text:style-name="T7">(1)=0</text:span></text:p>
          </draw:text-box>
        </draw:frame>
        <draw:frame draw:style-name="gr46" draw:text-style-name="P25" draw:layer="layout" svg:width="6.083cm" svg:height="3.551cm" svg:x="7.518cm" svg:y="7.008cm">
          <draw:text-box>
            <text:p text:style-name="P24"><text:span text:style-name="T11">observed</text:span></text:p>
            <text:p text:style-name="P24"><text:span text:style-name="T11">data</text:span></text:p>
            <text:p text:style-name="P24"><text:span text:style-name="T12"/></text:p>
            <text:p text:style-name="P24"><text:span text:style-name="T11"/></text:p>
            <text:p text:style-name="P24"><text:span text:style-name="T11"/></text:p>
          </draw:text-box>
        </draw:frame>
        <draw:frame draw:style-name="gr46" draw:text-style-name="P25" draw:layer="layout" svg:width="6.083cm" svg:height="3.551cm" svg:x="7.519cm" svg:y="8.809cm">
          <draw:text-box>
            <text:p text:style-name="P24"><text:span text:style-name="T11">mediator monotonicity</text:span></text:p>
            <text:p text:style-name="P24"><text:span text:style-name="T12"/></text:p>
            <text:p text:style-name="P24"><text:span text:style-name="T11"/></text:p>
            <text:p text:style-name="P24"><text:span text:style-name="T11"/></text:p>
          </draw:text-box>
        </draw:frame>
        <draw:frame draw:style-name="gr46" draw:text-style-name="P25" draw:layer="layout" svg:width="6.083cm" svg:height="3.551cm" svg:x="7.519cm" svg:y="10.909cm">
          <draw:text-box>
            <text:p text:style-name="P24"><text:span text:style-name="T11">mandatory reporting</text:span></text:p>
            <text:p text:style-name="P24"><text:span text:style-name="T12"/></text:p>
            <text:p text:style-name="P24"><text:span text:style-name="T11"/></text:p>
            <text:p text:style-name="P24"><text:span text:style-name="T11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path draw:style-name="gr47" draw:text-style-name="P26" xml:id="id19" draw:id="id19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18"/></text:p>
        </draw:path>
        <draw:custom-shape draw:style-name="gr47" draw:text-style-name="P26" draw:layer="layout" svg:width="2.032cm" svg:height="2.031cm" svg:x="7.322cm" svg:y="5.86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8.91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10.94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10.94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  <text:p text:style-name="P2"><text:span text:style-name="T13"/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</text:span></text:p>
          </draw:text-box>
        </draw:frame>
        <draw:line draw:style-name="gr52" draw:text-style-name="P30" draw:layer="layout" svg:x1="6.35cm" svg:y1="4.945cm" svg:x2="6.35cm" svg:y2="10.025cm">
          <text:p/>
        </draw:line>
        <draw:connector draw:style-name="gr53" draw:text-style-name="P30" draw:layer="layout" draw:type="curve" svg:x1="8.411cm" svg:y1="4.845cm" svg:x2="8.411cm" svg:y2="6.876cm" svg:d="M8411 4845v2031" svg:viewBox="0 0 1 2032">
          <text:p/>
        </draw:connector>
        <draw:connector draw:style-name="gr53" draw:text-style-name="P30" draw:layer="layout" draw:type="curve" svg:x1="6.338cm" svg:y1="4.974cm" svg:x2="6.326cm" svg:y2="9.796cm" svg:d="M6338 4974c0 3616-12 1206-12 4822" svg:viewBox="0 0 13 4823">
          <text:p/>
        </draw:connector>
        <draw:connector draw:style-name="gr54" draw:text-style-name="P30" draw:layer="layout" draw:type="curve" svg:x1="6.438cm" svg:y1="4.732cm" svg:x2="6.306cm" svg:y2="5.869cm" draw:end-shape="id19" svg:d="M6438 4732c0 459-132-109-132 1137" svg:viewBox="0 0 133 1138">
          <text:p text:style-name="P2"><text:span text:style-name="T19">`</text:span></text:p>
        </draw:connector>
        <draw:connector draw:style-name="gr53" draw:text-style-name="P30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path draw:style-name="gr55" draw:text-style-name="P31" xml:id="id20" draw:id="id20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18"/></text:p>
        </draw:path>
        <draw:custom-shape draw:style-name="gr55" draw:text-style-name="P31" draw:layer="layout" svg:width="2.032cm" svg:height="2.031cm" svg:x="17.478cm" svg:y="5.86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8.918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10.94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10.94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56" draw:text-style-name="P32" draw:layer="layout" svg:x1="16.506cm" svg:y1="4.945cm" svg:x2="16.506cm" svg:y2="10.025cm">
          <text:p/>
        </draw:line>
        <draw:connector draw:style-name="gr57" draw:text-style-name="P32" draw:layer="layout" draw:type="curve" svg:x1="18.567cm" svg:y1="4.845cm" svg:x2="18.567cm" svg:y2="6.876cm" svg:d="M18567 4845v2031" svg:viewBox="0 0 1 2032">
          <text:p/>
        </draw:connector>
        <draw:connector draw:style-name="gr57" draw:text-style-name="P32" draw:layer="layout" draw:type="curve" svg:x1="16.494cm" svg:y1="4.974cm" svg:x2="16.482cm" svg:y2="9.796cm" svg:d="M16494 4974c0 3616-12 1206-12 4822" svg:viewBox="0 0 13 4823">
          <text:p/>
        </draw:connector>
        <draw:connector draw:style-name="gr58" draw:text-style-name="P32" draw:layer="layout" draw:type="curve" svg:x1="16.594cm" svg:y1="4.732cm" svg:x2="16.462cm" svg:y2="5.869cm" draw:end-shape="id20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path draw:style-name="gr47" draw:text-style-name="P26" xml:id="id21" draw:id="id21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15">Y</text:span><text:span text:style-name="T16">i</text:span><text:span text:style-name="T15">(1, 0</text:span><text:span text:style-name="T18">)</text:span></text:p>
        </draw:path>
        <draw:custom-shape draw:style-name="gr47" draw:text-style-name="P26" draw:layer="layout" svg:width="2.032cm" svg:height="2.031cm" svg:x="7.322cm" svg:y="5.869cm">
          <text:p text:style-name="P2"><text:span text:style-name="T15">Y</text:span><text:span text:style-name="T16">i</text:span><text:span text:style-name="T15">(1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10.949cm">
          <text:p text:style-name="P2"><text:span text:style-name="T15">Y</text:span><text:span text:style-name="T16">i</text:span><text:span text:style-name="T15">(1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10.949cm">
          <text:p text:style-name="P2"><text:span text:style-name="T15">Y</text:span><text:span text:style-name="T16">i</text:span><text:span text:style-name="T15">(1, 0</text:span><text:span text:style-name="T18">)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  <text:p text:style-name="P2"><text:span text:style-name="T13"/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</text:span></text:p>
          </draw:text-box>
        </draw:frame>
        <draw:line draw:style-name="gr52" draw:text-style-name="P30" draw:layer="layout" svg:x1="6.35cm" svg:y1="4.945cm" svg:x2="6.35cm" svg:y2="10.025cm">
          <text:p/>
        </draw:line>
        <draw:connector draw:style-name="gr53" draw:text-style-name="P30" draw:layer="layout" draw:type="curve" svg:x1="8.411cm" svg:y1="4.845cm" svg:x2="8.411cm" svg:y2="6.876cm" svg:d="M8411 4845v2031" svg:viewBox="0 0 1 2032">
          <text:p/>
        </draw:connector>
        <draw:connector draw:style-name="gr53" draw:text-style-name="P30" draw:layer="layout" draw:type="curve" svg:x1="6.338cm" svg:y1="4.974cm" svg:x2="6.326cm" svg:y2="9.796cm" svg:d="M6338 4974c0 3616-12 1206-12 4822" svg:viewBox="0 0 13 4823">
          <text:p/>
        </draw:connector>
        <draw:connector draw:style-name="gr54" draw:text-style-name="P30" draw:layer="layout" draw:type="curve" svg:x1="6.438cm" svg:y1="4.732cm" svg:x2="6.306cm" svg:y2="5.869cm" draw:end-shape="id21" svg:d="M6438 4732c0 459-132-109-132 1137" svg:viewBox="0 0 133 1138">
          <text:p text:style-name="P2"><text:span text:style-name="T19">`</text:span></text:p>
        </draw:connector>
        <draw:connector draw:style-name="gr53" draw:text-style-name="P30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5">Y</text:span><text:span text:style-name="T16">i</text:span><text:span text:style-name="T15">(0, </text:span><text:span text:style-name="T15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path draw:style-name="gr55" draw:text-style-name="P31" xml:id="id22" draw:id="id22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15">Y</text:span><text:span text:style-name="T16">i</text:span><text:span text:style-name="T15">(0, 1</text:span><text:span text:style-name="T18">)</text:span></text:p>
        </draw:path>
        <draw:custom-shape draw:style-name="gr55" draw:text-style-name="P31" draw:layer="layout" svg:width="2.032cm" svg:height="2.031cm" svg:x="17.478cm" svg:y="5.869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5">Y</text:span><text:span text:style-name="T16">i</text:span><text:span text:style-name="T15">(0, </text:span><text:span text:style-name="T15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8.918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10.949cm">
          <text:p text:style-name="P2"><text:span text:style-name="T15">Y</text:span><text:span text:style-name="T16">i</text:span><text:span text:style-name="T15">(</text:span><text:span text:style-name="T15">0</text:span><text:span text:style-name="T15">,</text:span><text:span text:style-name="T15"> </text:span><text:span text:style-name="T15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10.949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56" draw:text-style-name="P32" draw:layer="layout" svg:x1="16.506cm" svg:y1="4.945cm" svg:x2="16.506cm" svg:y2="10.025cm">
          <text:p/>
        </draw:line>
        <draw:connector draw:style-name="gr57" draw:text-style-name="P32" draw:layer="layout" draw:type="curve" svg:x1="18.567cm" svg:y1="4.845cm" svg:x2="18.567cm" svg:y2="6.876cm" svg:d="M18567 4845v2031" svg:viewBox="0 0 1 2032">
          <text:p/>
        </draw:connector>
        <draw:connector draw:style-name="gr57" draw:text-style-name="P32" draw:layer="layout" draw:type="curve" svg:x1="16.494cm" svg:y1="4.974cm" svg:x2="16.482cm" svg:y2="9.796cm" svg:d="M16494 4974c0 3616-12 1206-12 4822" svg:viewBox="0 0 13 4823">
          <text:p/>
        </draw:connector>
        <draw:connector draw:style-name="gr58" draw:text-style-name="P32" draw:layer="layout" draw:type="curve" svg:x1="16.594cm" svg:y1="4.732cm" svg:x2="16.462cm" svg:y2="5.869cm" draw:end-shape="id22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path draw:style-name="gr60" draw:text-style-name="P33" xml:id="id23" draw:id="id23" draw:layer="layout" svg:width="2.031cm" svg:height="2.03cm" svg:x="5.29cm" svg:y="5.869cm" svg:viewBox="0 0 2032 2031" svg:d="M0 2031c0-677 0-1354 0-2031 677 0 1355 0 2032 0 0 677 0 1354 0 2031-677 0-1355 0-2032 0z">
          <text:p text:style-name="P2"><text:span text:style-name="T18"/></text:p>
        </draw:path>
        <draw:custom-shape draw:style-name="gr47" draw:text-style-name="P26" draw:layer="layout" svg:width="2.032cm" svg:height="2.031cm" svg:x="7.322cm" svg:y="5.869cm">
          <text:p text:style-name="P2"><text:span text:style-name="T15">Y</text:span><text:span text:style-name="T16">i</text:span><text:span text:style-name="T15">(1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2.032cm" svg:height="2.031cm" svg:x="5.286cm" svg:y="10.94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10.949cm">
          <text:p text:style-name="P2"><text:span text:style-name="T15">Y</text:span><text:span text:style-name="T16">i</text:span><text:span text:style-name="T15">(1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  <text:p text:style-name="P2"><text:span text:style-name="T13"/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 bounds</text:span></text:p>
          </draw:text-box>
        </draw:frame>
        <draw:line draw:style-name="gr52" draw:text-style-name="P30" draw:layer="layout" svg:x1="6.35cm" svg:y1="4.945cm" svg:x2="6.35cm" svg:y2="10.025cm">
          <text:p/>
        </draw:line>
        <draw:connector draw:style-name="gr53" draw:text-style-name="P30" draw:layer="layout" draw:type="curve" svg:x1="8.411cm" svg:y1="4.845cm" svg:x2="8.411cm" svg:y2="6.876cm" svg:d="M8411 4845v2031" svg:viewBox="0 0 1 2032">
          <text:p/>
        </draw:connector>
        <draw:connector draw:style-name="gr53" draw:text-style-name="P30" draw:layer="layout" draw:type="curve" svg:x1="6.338cm" svg:y1="4.974cm" svg:x2="6.326cm" svg:y2="9.796cm" svg:d="M6338 4974c0 3616-12 1206-12 4822" svg:viewBox="0 0 13 4823">
          <text:p/>
        </draw:connector>
        <draw:connector draw:style-name="gr54" draw:text-style-name="P30" draw:layer="layout" draw:type="curve" svg:x1="6.438cm" svg:y1="4.732cm" svg:x2="6.306cm" svg:y2="5.869cm" draw:end-shape="id23" svg:d="M6438 4732c0 459-132-109-132 1137" svg:viewBox="0 0 133 1138">
          <text:p text:style-name="P2"><text:span text:style-name="T19">`</text:span></text:p>
        </draw:connector>
        <draw:connector draw:style-name="gr53" draw:text-style-name="P30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5">Y</text:span><text:span text:style-name="T16">i</text:span><text:span text:style-name="T15">(0, </text:span><text:span text:style-name="T15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path draw:style-name="gr61" draw:text-style-name="P34" xml:id="id24" draw:id="id24" draw:layer="layout" svg:width="2.031cm" svg:height="2.03cm" svg:x="15.446cm" svg:y="5.869cm" svg:viewBox="0 0 2032 2031" svg:d="M0 2031c0-677 0-1354 0-2031 677 0 1355 0 2032 0 0 677 0 1354 0 2031-677 0-1355 0-2032 0z">
          <text:p text:style-name="P2"><text:span text:style-name="T18"/></text:p>
        </draw:path>
        <draw:custom-shape draw:style-name="gr55" draw:text-style-name="P31" draw:layer="layout" svg:width="2.032cm" svg:height="2.031cm" svg:x="17.478cm" svg:y="5.869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5">Y</text:span><text:span text:style-name="T16">i</text:span><text:span text:style-name="T15">(0, </text:span><text:span text:style-name="T15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8.918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2.032cm" svg:height="2.031cm" svg:x="15.442cm" svg:y="10.949cm"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10.949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56" draw:text-style-name="P32" draw:layer="layout" svg:x1="16.506cm" svg:y1="4.945cm" svg:x2="16.506cm" svg:y2="10.025cm">
          <text:p/>
        </draw:line>
        <draw:connector draw:style-name="gr57" draw:text-style-name="P32" draw:layer="layout" draw:type="curve" svg:x1="18.567cm" svg:y1="4.845cm" svg:x2="18.567cm" svg:y2="6.876cm" svg:d="M18567 4845v2031" svg:viewBox="0 0 1 2032">
          <text:p/>
        </draw:connector>
        <draw:connector draw:style-name="gr57" draw:text-style-name="P32" draw:layer="layout" draw:type="curve" svg:x1="16.494cm" svg:y1="4.974cm" svg:x2="16.482cm" svg:y2="9.796cm" svg:d="M16494 4974c0 3616-12 1206-12 4822" svg:viewBox="0 0 13 4823">
          <text:p/>
        </draw:connector>
        <draw:connector draw:style-name="gr58" draw:text-style-name="P32" draw:layer="layout" draw:type="curve" svg:x1="16.594cm" svg:y1="4.732cm" svg:x2="16.462cm" svg:y2="5.869cm" draw:end-shape="id24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8">obs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8">o</text:span><text:span text:style-name="T18">b</text:span><text:span text:style-name="T18">s</text:span></text:p>
          <draw:enhanced-geometry svg:viewBox="0 0 21600 21600" draw:type="rectangle" draw:enhanced-path="M 0 0 L 21600 0 21600 21600 0 21600 0 0 Z N"/>
        </draw:custom-shape>
        <draw:path draw:style-name="gr60" draw:text-style-name="P33" xml:id="id25" draw:id="id25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47" draw:text-style-name="P26" draw:layer="layout" svg:width="2.032cm" svg:height="2.031cm" svg:x="7.322cm" svg:y="5.869cm">
          <text:p text:style-name="P2"><text:span text:style-name="T18">=</text:span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5">Y</text:span><text:span text:style-name="T16">i</text:span><text:span text:style-name="T15">(1</text:span><text:span text:style-name="T15">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10.949cm">
          <text:p text:style-name="P2"><text:span text:style-name="T18">=0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  <text:p text:style-name="P2"><text:span text:style-name="T13"/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 bounds</text:span></text:p>
          </draw:text-box>
        </draw:frame>
        <draw:line draw:style-name="gr52" draw:text-style-name="P30" draw:layer="layout" svg:x1="6.35cm" svg:y1="4.945cm" svg:x2="6.35cm" svg:y2="10.025cm">
          <text:p/>
        </draw:line>
        <draw:connector draw:style-name="gr53" draw:text-style-name="P30" draw:layer="layout" draw:type="curve" svg:x1="8.411cm" svg:y1="4.845cm" svg:x2="8.411cm" svg:y2="6.876cm" svg:d="M8411 4845v2031" svg:viewBox="0 0 1 2032">
          <text:p/>
        </draw:connector>
        <draw:connector draw:style-name="gr53" draw:text-style-name="P30" draw:layer="layout" draw:type="curve" svg:x1="6.338cm" svg:y1="4.974cm" svg:x2="6.326cm" svg:y2="9.796cm" svg:d="M6338 4974c0 3616-12 1206-12 4822" svg:viewBox="0 0 13 4823">
          <text:p/>
        </draw:connector>
        <draw:connector draw:style-name="gr54" draw:text-style-name="P30" draw:layer="layout" draw:type="curve" svg:x1="6.438cm" svg:y1="4.732cm" svg:x2="6.306cm" svg:y2="5.869cm" draw:end-shape="id25" svg:d="M6438 4732c0 459-132-109-132 1137" svg:viewBox="0 0 133 1138">
          <text:p text:style-name="P2"><text:span text:style-name="T19">`</text:span></text:p>
        </draw:connector>
        <draw:connector draw:style-name="gr53" draw:text-style-name="P30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5">Y</text:span><text:span text:style-name="T16">i</text:span><text:span text:style-name="T15">(0, </text:span><text:span text:style-name="T15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8">=0</text:span></text:p>
          <draw:enhanced-geometry svg:viewBox="0 0 21600 21600" draw:type="rectangle" draw:enhanced-path="M 0 0 L 21600 0 21600 21600 0 21600 0 0 Z N"/>
        </draw:custom-shape>
        <draw:path draw:style-name="gr61" draw:text-style-name="P34" xml:id="id26" draw:id="id26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55" draw:text-style-name="P31" draw:layer="layout" svg:width="2.032cm" svg:height="2.031cm" svg:x="17.478cm" svg:y="5.869cm">
          <text:p text:style-name="P2"><text:span text:style-name="T18">=0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8">o</text:span><text:span text:style-name="T18">b</text:span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8.918cm">
          <text:p text:style-name="P2"><text:span text:style-name="T18">=0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10.949cm">
          <text:p text:style-name="P2"><text:span text:style-name="T18">=0</text:span></text:p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56" draw:text-style-name="P32" draw:layer="layout" svg:x1="16.506cm" svg:y1="4.945cm" svg:x2="16.506cm" svg:y2="10.025cm">
          <text:p/>
        </draw:line>
        <draw:connector draw:style-name="gr57" draw:text-style-name="P32" draw:layer="layout" draw:type="curve" svg:x1="18.567cm" svg:y1="4.845cm" svg:x2="18.567cm" svg:y2="6.876cm" svg:d="M18567 4845v2031" svg:viewBox="0 0 1 2032">
          <text:p/>
        </draw:connector>
        <draw:connector draw:style-name="gr57" draw:text-style-name="P32" draw:layer="layout" draw:type="curve" svg:x1="16.494cm" svg:y1="4.974cm" svg:x2="16.482cm" svg:y2="9.796cm" svg:d="M16494 4974c0 3616-12 1206-12 4822" svg:viewBox="0 0 13 4823">
          <text:p/>
        </draw:connector>
        <draw:connector draw:style-name="gr58" draw:text-style-name="P32" draw:layer="layout" draw:type="curve" svg:x1="16.594cm" svg:y1="4.732cm" svg:x2="16.462cm" svg:y2="5.869cm" draw:end-shape="id26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62" draw:text-style-name="P26" draw:layer="layout" svg:width="2.032cm" svg:height="2.031cm" svg:x="5.286cm" svg:y="3.8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35" xml:id="id27" draw:id="id27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2" draw:text-style-name="P35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_S</text:span></text:p>
          </draw:text-box>
        </draw:frame>
        <draw:line draw:style-name="gr63" draw:text-style-name="P29" draw:layer="layout" svg:x1="6.35cm" svg:y1="4.945cm" svg:x2="6.35cm" svg:y2="10.025cm">
          <text:p/>
        </draw:line>
        <draw:connector draw:style-name="gr7" draw:text-style-name="P29" draw:layer="layout" draw:type="curve" svg:x1="8.411cm" svg:y1="4.845cm" svg:x2="8.411cm" svg:y2="6.876cm" svg:d="M8411 4845v2031" svg:viewBox="0 0 1 2032">
          <text:p/>
        </draw:connector>
        <draw:connector draw:style-name="gr7" draw:text-style-name="P29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29" draw:layer="layout" draw:type="curve" svg:x1="6.438cm" svg:y1="4.732cm" svg:x2="6.306cm" svg:y2="5.869cm" draw:end-shape="id27" svg:d="M6438 4732c0 459-132-109-132 1137" svg:viewBox="0 0 133 1138">
          <text:p text:style-name="P2"><text:span text:style-name="T19">`</text:span></text:p>
        </draw:connector>
        <draw:connector draw:style-name="gr7" draw:text-style-name="P29" draw:layer="layout" draw:type="curve" svg:x1="6.196cm" svg:y1="4.833cm" svg:x2="6.184cm" svg:y2="9.938cm" svg:d="M6196 4833c0 3829-12 1277-12 5105" svg:viewBox="0 0 13 5106">
          <text:p/>
        </draw:connector>
        <draw:custom-shape draw:style-name="gr64" draw:text-style-name="P31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35" xml:id="id28" draw:id="id28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2" draw:text-style-name="P35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63" draw:text-style-name="P29" draw:layer="layout" svg:x1="16.506cm" svg:y1="4.945cm" svg:x2="16.506cm" svg:y2="10.025cm">
          <text:p/>
        </draw:line>
        <draw:connector draw:style-name="gr7" draw:text-style-name="P29" draw:layer="layout" draw:type="curve" svg:x1="18.567cm" svg:y1="4.845cm" svg:x2="18.567cm" svg:y2="6.876cm" svg:d="M18567 4845v2031" svg:viewBox="0 0 1 2032">
          <text:p/>
        </draw:connector>
        <draw:connector draw:style-name="gr7" draw:text-style-name="P29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29" draw:layer="layout" draw:type="curve" svg:x1="16.594cm" svg:y1="4.732cm" svg:x2="16.462cm" svg:y2="5.869cm" draw:end-shape="id28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5">Y</text:span><text:span text:style-name="T16">i</text:span><text:span text:style-name="T15">(</text:span><text:span text:style-name="T15">1</text:span><text:span text:style-name="T15">, </text:span><text:span text:style-name="T18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path draw:style-name="gr2" draw:text-style-name="P35" xml:id="id29" draw:id="id29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2" draw:text-style-name="P35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10.949cm">
          <text:p text:style-name="P2"><text:span text:style-name="T15">Y</text:span><text:span text:style-name="T16">i</text:span><text:span text:style-name="T15">(1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_S</text:span></text:p>
          </draw:text-box>
        </draw:frame>
        <draw:line draw:style-name="gr63" draw:text-style-name="P29" draw:layer="layout" svg:x1="6.35cm" svg:y1="4.945cm" svg:x2="6.35cm" svg:y2="10.025cm">
          <text:p/>
        </draw:line>
        <draw:connector draw:style-name="gr7" draw:text-style-name="P29" draw:layer="layout" draw:type="curve" svg:x1="8.411cm" svg:y1="4.845cm" svg:x2="8.411cm" svg:y2="6.876cm" svg:d="M8411 4845v2031" svg:viewBox="0 0 1 2032">
          <text:p/>
        </draw:connector>
        <draw:connector draw:style-name="gr7" draw:text-style-name="P29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29" draw:layer="layout" draw:type="curve" svg:x1="6.438cm" svg:y1="4.732cm" svg:x2="6.306cm" svg:y2="5.869cm" draw:end-shape="id29" svg:d="M6438 4732c0 459-132-109-132 1137" svg:viewBox="0 0 133 1138">
          <text:p text:style-name="P2"><text:span text:style-name="T19">`</text:span></text:p>
        </draw:connector>
        <draw:connector draw:style-name="gr7" draw:text-style-name="P29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5">Y</text:span><text:span text:style-name="T16">i</text:span><text:span text:style-name="T15">(</text:span><text:span text:style-name="T15">0</text:span><text:span text:style-name="T15">, </text:span><text:span text:style-name="T18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5">Y</text:span><text:span text:style-name="T16">i</text:span><text:span text:style-name="T15">(</text:span><text:span text:style-name="T15">0</text:span><text:span text:style-name="T15">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path draw:style-name="gr2" draw:text-style-name="P35" xml:id="id30" draw:id="id30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2" draw:text-style-name="P35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5">Y</text:span><text:span text:style-name="T16">i</text:span><text:span text:style-name="T15">(0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10.949cm">
          <text:p text:style-name="P2"><text:span text:style-name="T15">Y</text:span><text:span text:style-name="T16">i</text:span><text:span text:style-name="T15">(</text:span><text:span text:style-name="T15">0</text:span><text:span text:style-name="T15">, </text:span><text:span text:style-name="T18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63" draw:text-style-name="P29" draw:layer="layout" svg:x1="16.506cm" svg:y1="4.945cm" svg:x2="16.506cm" svg:y2="10.025cm">
          <text:p/>
        </draw:line>
        <draw:connector draw:style-name="gr7" draw:text-style-name="P29" draw:layer="layout" draw:type="curve" svg:x1="18.567cm" svg:y1="4.845cm" svg:x2="18.567cm" svg:y2="6.876cm" svg:d="M18567 4845v2031" svg:viewBox="0 0 1 2032">
          <text:p/>
        </draw:connector>
        <draw:connector draw:style-name="gr7" draw:text-style-name="P29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29" draw:layer="layout" draw:type="curve" svg:x1="16.594cm" svg:y1="4.732cm" svg:x2="16.462cm" svg:y2="5.869cm" draw:end-shape="id30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5">Y</text:span><text:span text:style-name="T16">i</text:span><text:span text:style-name="T15">(1</text:span><text:span text:style-name="T15">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_S bounds</text:span></text:p>
          </draw:text-box>
        </draw:frame>
        <draw:line draw:style-name="gr63" draw:text-style-name="P29" draw:layer="layout" svg:x1="6.35cm" svg:y1="4.945cm" svg:x2="6.35cm" svg:y2="10.025cm">
          <text:p/>
        </draw:line>
        <draw:connector draw:style-name="gr7" draw:text-style-name="P29" draw:layer="layout" draw:type="curve" svg:x1="8.411cm" svg:y1="4.845cm" svg:x2="8.411cm" svg:y2="6.876cm" svg:d="M8411 4845v2031" svg:viewBox="0 0 1 2032">
          <text:p/>
        </draw:connector>
        <draw:connector draw:style-name="gr7" draw:text-style-name="P29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29" draw:layer="layout" draw:type="curve" svg:x1="6.438cm" svg:y1="4.732cm" svg:x2="6.306cm" svg:y2="5.869cm" svg:d="M6438 4732c0 853-132 285-132 1137" svg:viewBox="0 0 133 1138">
          <text:p text:style-name="P2"><text:span text:style-name="T19">`</text:span></text:p>
        </draw:connector>
        <draw:connector draw:style-name="gr7" draw:text-style-name="P29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5">Y</text:span><text:span text:style-name="T16">i</text:span><text:span text:style-name="T15">(0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5">Y</text:span><text:span text:style-name="T16">i</text:span><text:span text:style-name="T15">(0, </text:span><text:span text:style-name="T15">0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5">Y</text:span><text:span text:style-name="T16">i</text:span><text:span text:style-name="T15">(0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63" draw:text-style-name="P29" draw:layer="layout" svg:x1="16.506cm" svg:y1="4.945cm" svg:x2="16.506cm" svg:y2="10.025cm">
          <text:p/>
        </draw:line>
        <draw:connector draw:style-name="gr7" draw:text-style-name="P29" draw:layer="layout" draw:type="curve" svg:x1="18.567cm" svg:y1="4.845cm" svg:x2="18.567cm" svg:y2="6.876cm" svg:d="M18567 4845v2031" svg:viewBox="0 0 1 2032">
          <text:p/>
        </draw:connector>
        <draw:connector draw:style-name="gr7" draw:text-style-name="P29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29" draw:layer="layout" draw:type="curve" svg:x1="16.594cm" svg:y1="4.732cm" svg:x2="16.462cm" svg:y2="5.869cm" svg:d="M16594 4732c0 853-132 285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draw:path draw:style-name="gr60" draw:text-style-name="P33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60" draw:text-style-name="P33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path draw:style-name="gr61" draw:text-style-name="P34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61" draw:text-style-name="P34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47" draw:text-style-name="P26" draw:layer="layout" svg:width="2.032cm" svg:height="2.031cm" svg:x="5.286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7.322cm" svg:y="3.838cm">
          <text:p text:style-name="P2"><text:span text:style-name="T15">Y</text:span><text:span text:style-name="T16">i</text:span><text:span text:style-name="T15">(1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2.032cm" svg:height="2.031cm" svg:x="5.286cm" svg:y="8.918cm">
          <text:p text:style-name="P2"><text:span text:style-name="T15">Y</text:span><text:span text:style-name="T16">i</text:span><text:span text:style-name="T15">(</text:span><text:span text:style-name="T15">1</text:span><text:span text:style-name="T15">, </text:span><text:span text:style-name="T18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M</text:span><text:span text:style-name="T17">i</text:span><text:span text:style-name="T18">(1)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ATE_S bounds</text:span></text:p>
          </draw:text-box>
        </draw:frame>
        <draw:line draw:style-name="gr63" draw:text-style-name="P29" draw:layer="layout" svg:x1="6.35cm" svg:y1="4.945cm" svg:x2="6.35cm" svg:y2="10.025cm">
          <text:p/>
        </draw:line>
        <draw:connector draw:style-name="gr7" draw:text-style-name="P29" draw:layer="layout" draw:type="curve" svg:x1="8.411cm" svg:y1="4.845cm" svg:x2="8.411cm" svg:y2="6.876cm" svg:d="M8411 4845v2031" svg:viewBox="0 0 1 2032">
          <text:p/>
        </draw:connector>
        <draw:connector draw:style-name="gr7" draw:text-style-name="P29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29" draw:layer="layout" draw:type="curve" svg:x1="6.438cm" svg:y1="4.732cm" svg:x2="6.306cm" svg:y2="5.869cm" svg:d="M6438 4732c0 853-132 285-132 1137" svg:viewBox="0 0 133 1138">
          <text:p text:style-name="P2"><text:span text:style-name="T19">`</text:span></text:p>
        </draw:connector>
        <draw:connector draw:style-name="gr7" draw:text-style-name="P29" draw:layer="layout" draw:type="curve" svg:x1="6.196cm" svg:y1="4.833cm" svg:x2="6.184cm" svg:y2="9.938cm" svg:d="M6196 4833c0 3829-12 1277-12 5105" svg:viewBox="0 0 13 5106">
          <text:p/>
        </draw:connector>
        <draw:custom-shape draw:style-name="gr55" draw:text-style-name="P31" draw:layer="layout" svg:width="2.032cm" svg:height="2.031cm" svg:x="15.442cm" svg:y="3.838cm">
          <text:p text:style-name="P2"><text:span text:style-name="T15">Y</text:span><text:span text:style-name="T16">i</text:span><text:span text:style-name="T15">(</text:span><text:span text:style-name="T15">0</text:span><text:span text:style-name="T15">, </text:span><text:span text:style-name="T18">1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7.478cm" svg:y="3.838cm">
          <text:p text:style-name="P2"><text:span text:style-name="T18">=</text:span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2.032cm" svg:height="2.031cm" svg:x="15.442cm" svg:y="8.918cm">
          <text:p text:style-name="P2"><text:span text:style-name="T15">Y</text:span><text:span text:style-name="T16">i</text:span><text:span text:style-name="T15">(</text:span><text:span text:style-name="T15">0</text:span><text:span text:style-name="T15">, </text:span><text:span text:style-name="T18">1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M</text:span><text:span text:style-name="T17">i</text:span><text:span text:style-name="T18">(0)) | . . . ]</text:span></text:p>
          </draw:text-box>
        </draw:frame>
        <draw:line draw:style-name="gr63" draw:text-style-name="P29" draw:layer="layout" svg:x1="16.506cm" svg:y1="4.945cm" svg:x2="16.506cm" svg:y2="10.025cm">
          <text:p/>
        </draw:line>
        <draw:connector draw:style-name="gr7" draw:text-style-name="P29" draw:layer="layout" draw:type="curve" svg:x1="18.567cm" svg:y1="4.845cm" svg:x2="18.567cm" svg:y2="6.876cm" svg:d="M18567 4845v2031" svg:viewBox="0 0 1 2032">
          <text:p/>
        </draw:connector>
        <draw:connector draw:style-name="gr7" draw:text-style-name="P29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29" draw:layer="layout" draw:type="curve" svg:x1="16.594cm" svg:y1="4.732cm" svg:x2="16.462cm" svg:y2="5.869cm" svg:d="M16594 4732c0 853-132 285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draw:path draw:style-name="gr60" draw:text-style-name="P33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60" draw:text-style-name="P33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path draw:style-name="gr61" draw:text-style-name="P34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61" draw:text-style-name="P34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62" draw:text-style-name="P26" draw:layer="layout" svg:width="2.032cm" svg:height="2.031cm" svg:x="5.286cm" svg:y="3.8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7.322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35" xml:id="id31" draw:id="id31" draw:layer="layout" svg:width="2.031cm" svg:height="2.03cm" svg:x="5.29cm" svg:y="5.869cm" svg:viewBox="0 0 2032 2031" svg:d="M0 2031c0-677 0-1354 0-2031 677 0 1355 0 2032 0 0 677 0 1354 0 2031-677 0-1355 0-2032 0z">
          <text:p/>
        </draw:path>
        <draw:custom-shape draw:style-name="gr2" draw:text-style-name="P35" draw:layer="layout" svg:width="2.032cm" svg:height="2.031cm" svg:x="7.322cm" svg:y="5.86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5.286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8.91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5.286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22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29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7.32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56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56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56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0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.987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0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.987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56cm" svg:y="0.851cm">
          <draw:text-box>
            <text:p text:style-name="P2"><text:span text:style-name="T15">E[ Y</text:span><text:span text:style-name="T16">i</text:span><text:span text:style-name="T15">(1, 1</text:span><text:span text:style-name="T18">) | . . . ]</text:span></text:p>
          </draw:text-box>
        </draw:frame>
        <draw:frame draw:style-name="gr10" draw:text-style-name="P7" draw:layer="layout" svg:width="9.906cm" svg:height="0.996cm" svg:x="0cm" svg:y="14.089cm">
          <draw:text-box>
            <text:p><text:span text:style-name="T6">CDE_S</text:span></text:p>
          </draw:text-box>
        </draw:frame>
        <draw:line draw:style-name="gr63" draw:text-style-name="P29" draw:layer="layout" svg:x1="6.35cm" svg:y1="4.945cm" svg:x2="6.35cm" svg:y2="10.025cm">
          <text:p/>
        </draw:line>
        <draw:connector draw:style-name="gr7" draw:text-style-name="P29" draw:layer="layout" draw:type="curve" svg:x1="8.411cm" svg:y1="4.845cm" svg:x2="8.411cm" svg:y2="6.876cm" svg:d="M8411 4845v2031" svg:viewBox="0 0 1 2032">
          <text:p/>
        </draw:connector>
        <draw:connector draw:style-name="gr7" draw:text-style-name="P29" draw:layer="layout" draw:type="curve" svg:x1="6.338cm" svg:y1="4.974cm" svg:x2="6.326cm" svg:y2="9.796cm" svg:d="M6338 4974c0 3616-12 1206-12 4822" svg:viewBox="0 0 13 4823">
          <text:p/>
        </draw:connector>
        <draw:connector draw:style-name="gr9" draw:text-style-name="P29" draw:layer="layout" draw:type="curve" svg:x1="6.438cm" svg:y1="4.732cm" svg:x2="6.306cm" svg:y2="5.869cm" draw:end-shape="id31" svg:d="M6438 4732c0 459-132-109-132 1137" svg:viewBox="0 0 133 1138">
          <text:p text:style-name="P2"><text:span text:style-name="T19">`</text:span></text:p>
        </draw:connector>
        <draw:connector draw:style-name="gr7" draw:text-style-name="P29" draw:layer="layout" draw:type="curve" svg:x1="6.196cm" svg:y1="4.833cm" svg:x2="6.184cm" svg:y2="9.938cm" svg:d="M6196 4833c0 3829-12 1277-12 5105" svg:viewBox="0 0 13 5106">
          <text:p/>
        </draw:connector>
        <draw:custom-shape draw:style-name="gr64" draw:text-style-name="P31" draw:layer="layout" svg:width="2.032cm" svg:height="2.031cm" svg:x="15.442cm" svg:y="3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7.478cm" svg:y="3.838cm">
          <text:p/>
          <draw:enhanced-geometry svg:viewBox="0 0 21600 21600" draw:type="rectangle" draw:enhanced-path="M 0 0 L 21600 0 21600 21600 0 21600 0 0 Z N"/>
        </draw:custom-shape>
        <draw:path draw:style-name="gr2" draw:text-style-name="P35" xml:id="id32" draw:id="id32" draw:layer="layout" svg:width="2.031cm" svg:height="2.03cm" svg:x="15.446cm" svg:y="5.869cm" svg:viewBox="0 0 2032 2031" svg:d="M0 2031c0-677 0-1354 0-2031 677 0 1355 0 2032 0 0 677 0 1354 0 2031-677 0-1355 0-2032 0z">
          <text:p/>
        </draw:path>
        <draw:custom-shape draw:style-name="gr2" draw:text-style-name="P35" draw:layer="layout" svg:width="2.032cm" svg:height="2.031cm" svg:x="17.478cm" svg:y="5.8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5.442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8.91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5.442cm" svg:y="10.9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78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46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76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12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12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12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58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43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58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43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12cm" svg:y="0.851cm">
          <draw:text-box>
            <text:p text:style-name="P2"><text:span text:style-name="T15">E[ Y</text:span><text:span text:style-name="T16">i</text:span><text:span text:style-name="T15">(0, 0</text:span><text:span text:style-name="T18">) | . . . ]</text:span></text:p>
          </draw:text-box>
        </draw:frame>
        <draw:line draw:style-name="gr63" draw:text-style-name="P29" draw:layer="layout" svg:x1="16.506cm" svg:y1="4.945cm" svg:x2="16.506cm" svg:y2="10.025cm">
          <text:p/>
        </draw:line>
        <draw:connector draw:style-name="gr7" draw:text-style-name="P29" draw:layer="layout" draw:type="curve" svg:x1="18.567cm" svg:y1="4.845cm" svg:x2="18.567cm" svg:y2="6.876cm" svg:d="M18567 4845v2031" svg:viewBox="0 0 1 2032">
          <text:p/>
        </draw:connector>
        <draw:connector draw:style-name="gr7" draw:text-style-name="P29" draw:layer="layout" draw:type="curve" svg:x1="16.494cm" svg:y1="4.974cm" svg:x2="16.482cm" svg:y2="9.796cm" svg:d="M16494 4974c0 3616-12 1206-12 4822" svg:viewBox="0 0 13 4823">
          <text:p/>
        </draw:connector>
        <draw:connector draw:style-name="gr9" draw:text-style-name="P29" draw:layer="layout" draw:type="curve" svg:x1="16.594cm" svg:y1="4.732cm" svg:x2="16.462cm" svg:y2="5.869cm" draw:end-shape="id32" svg:d="M16594 4732c0 459-132-109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13cm" svg:y="0.852cm">
          <draw:text-box>
            <text:p text:style-name="P2"><text:span text:style-name="T18">—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62" draw:text-style-name="P26" draw:layer="layout" svg:width="2.032cm" svg:height="2.031cm" svg:x="5.299cm" svg:y="3.8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7.335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35cm" svg:y="5.86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032cm" svg:height="2.031cm" svg:x="5.299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3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7.335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5.303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7.333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2.969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69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2.969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2.969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0.221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2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0.221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2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3.269cm" svg:y="0.851cm">
          <draw:text-box>
            <text:p text:style-name="P2"><text:span text:style-name="T15">E[ Y</text:span><text:span text:style-name="T16">i</text:span><text:span text:style-name="T15">(1, 1</text:span><text:span text:style-name="T18">) | . . . ]</text:span></text:p>
          </draw:text-box>
        </draw:frame>
        <draw:frame draw:style-name="gr10" draw:text-style-name="P7" draw:layer="layout" svg:width="9.906cm" svg:height="0.996cm" svg:x="0.013cm" svg:y="14.089cm">
          <draw:text-box>
            <text:p><text:span text:style-name="T6">CDE_S bounds</text:span></text:p>
          </draw:text-box>
        </draw:frame>
        <draw:line draw:style-name="gr63" draw:text-style-name="P29" draw:layer="layout" svg:x1="6.363cm" svg:y1="4.945cm" svg:x2="6.363cm" svg:y2="10.025cm">
          <text:p/>
        </draw:line>
        <draw:connector draw:style-name="gr7" draw:text-style-name="P29" draw:layer="layout" draw:type="curve" svg:x1="8.424cm" svg:y1="4.845cm" svg:x2="8.424cm" svg:y2="6.876cm" svg:d="M8424 4845v2031" svg:viewBox="0 0 1 2032">
          <text:p/>
        </draw:connector>
        <draw:connector draw:style-name="gr7" draw:text-style-name="P29" draw:layer="layout" draw:type="curve" svg:x1="6.351cm" svg:y1="4.974cm" svg:x2="6.339cm" svg:y2="9.796cm" svg:d="M6351 4974c0 3616-12 1206-12 4822" svg:viewBox="0 0 13 4823">
          <text:p/>
        </draw:connector>
        <draw:connector draw:style-name="gr9" draw:text-style-name="P29" draw:layer="layout" draw:type="curve" svg:x1="6.451cm" svg:y1="4.732cm" svg:x2="6.319cm" svg:y2="5.869cm" svg:d="M6451 4732c0 853-132 285-132 1137" svg:viewBox="0 0 133 1138">
          <text:p text:style-name="P2"><text:span text:style-name="T19">`</text:span></text:p>
        </draw:connector>
        <draw:connector draw:style-name="gr7" draw:text-style-name="P29" draw:layer="layout" draw:type="curve" svg:x1="6.209cm" svg:y1="4.833cm" svg:x2="6.197cm" svg:y2="9.938cm" svg:d="M6209 4833c0 3829-12 1277-12 5105" svg:viewBox="0 0 13 5106">
          <text:p/>
        </draw:connector>
        <draw:custom-shape draw:style-name="gr64" draw:text-style-name="P31" draw:layer="layout" svg:width="2.032cm" svg:height="2.031cm" svg:x="15.455cm" svg:y="3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7.491cm" svg:y="3.8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91cm" svg:y="5.8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1" draw:layer="layout" svg:width="2.032cm" svg:height="2.031cm" svg:x="15.455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91cm" svg:y="8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5" draw:layer="layout" svg:width="2.032cm" svg:height="2.031cm" svg:x="17.491cm" svg:y="10.949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2.03cm" svg:height="2.732cm" svg:x="15.459cm" svg:y="2.564cm">
          <draw:text-box>
            <text:p text:style-name="P2"><text:span text:style-name="T13">M</text:span><text:span text:style-name="T14">i</text:span><text:span text:style-name="T13">(0)=1</text:span></text:p>
          </draw:text-box>
        </draw:frame>
        <draw:frame draw:style-name="gr48" draw:text-style-name="P27" draw:layer="layout" svg:width="2.03cm" svg:height="2.732cm" svg:x="17.489cm" svg:y="2.564cm">
          <draw:text-box>
            <text:p text:style-name="P2"><text:span text:style-name="T13">M</text:span><text:span text:style-name="T14">i</text:span><text:span text:style-name="T13">(0)=0</text:span></text:p>
          </draw:text-box>
        </draw:frame>
        <draw:frame draw:style-name="gr48" draw:text-style-name="P28" draw:layer="layout" svg:width="2.03cm" svg:height="2.732cm" svg:x="13.125cm" svg:y="4.488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25cm" svg:y="6.558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8" draw:text-style-name="P28" draw:layer="layout" svg:width="2.03cm" svg:height="2.732cm" svg:x="13.125cm" svg:y="9.579cm">
          <draw:text-box>
            <text:p text:style-name="P4"><text:span text:style-name="T13">M</text:span><text:span text:style-name="T14">i</text:span><text:span text:style-name="T13">(1)=1</text:span></text:p>
          </draw:text-box>
        </draw:frame>
        <draw:frame draw:style-name="gr48" draw:text-style-name="P28" draw:layer="layout" svg:width="2.03cm" svg:height="2.732cm" svg:x="13.125cm" svg:y="11.611cm">
          <draw:text-box>
            <text:p text:style-name="P4"><text:span text:style-name="T13">M</text:span><text:span text:style-name="T14">i</text:span><text:span text:style-name="T13">(1)=0</text:span></text:p>
          </draw:text-box>
        </draw:frame>
        <draw:frame draw:style-name="gr49" draw:text-style-name="P27" draw:layer="layout" svg:width="2.03cm" svg:height="1.898cm" svg:x="10.471cm" svg:y="5.504cm">
          <draw:text-box>
            <text:p text:style-name="P2"><text:span text:style-name="T13">D</text:span><text:span text:style-name="T14">i</text:span><text:span text:style-name="T13">=1</text:span></text:p>
          </draw:text-box>
        </draw:frame>
        <draw:custom-shape draw:style-name="gr50" draw:text-style-name="P29" draw:layer="layout" svg:width="0.511cm" svg:height="4.062cm" svg:x="12.156cm" svg:y="3.83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27" draw:layer="layout" svg:width="2.03cm" svg:height="1.898cm" svg:x="10.471cm" svg:y="10.584cm">
          <draw:text-box>
            <text:p text:style-name="P2"><text:span text:style-name="T13">D</text:span><text:span text:style-name="T14">i</text:span><text:span text:style-name="T13">=0</text:span></text:p>
          </draw:text-box>
        </draw:frame>
        <draw:custom-shape draw:style-name="gr50" draw:text-style-name="P29" draw:layer="layout" svg:width="0.511cm" svg:height="4.062cm" svg:x="12.156cm" svg:y="8.9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1" draw:text-style-name="P27" draw:layer="layout" svg:width="5.843cm" svg:height="1.977cm" svg:x="13.425cm" svg:y="0.851cm">
          <draw:text-box>
            <text:p text:style-name="P2"><text:span text:style-name="T15">E[ Y</text:span><text:span text:style-name="T16">i</text:span><text:span text:style-name="T15">(0, 1</text:span><text:span text:style-name="T18">) | . . . ]</text:span></text:p>
          </draw:text-box>
        </draw:frame>
        <draw:line draw:style-name="gr63" draw:text-style-name="P29" draw:layer="layout" svg:x1="16.519cm" svg:y1="4.945cm" svg:x2="16.519cm" svg:y2="10.025cm">
          <text:p/>
        </draw:line>
        <draw:connector draw:style-name="gr7" draw:text-style-name="P29" draw:layer="layout" draw:type="curve" svg:x1="18.58cm" svg:y1="4.845cm" svg:x2="18.58cm" svg:y2="6.876cm" svg:d="M18580 4845v2031" svg:viewBox="0 0 1 2032">
          <text:p/>
        </draw:connector>
        <draw:connector draw:style-name="gr7" draw:text-style-name="P29" draw:layer="layout" draw:type="curve" svg:x1="16.507cm" svg:y1="4.974cm" svg:x2="16.495cm" svg:y2="9.796cm" svg:d="M16507 4974c0 3616-12 1206-12 4822" svg:viewBox="0 0 13 4823">
          <text:p/>
        </draw:connector>
        <draw:connector draw:style-name="gr9" draw:text-style-name="P29" draw:layer="layout" draw:type="curve" svg:x1="16.607cm" svg:y1="4.732cm" svg:x2="16.475cm" svg:y2="5.869cm" svg:d="M16607 4732c0 853-132 285-132 1137" svg:viewBox="0 0 133 1138">
          <text:p text:style-name="P2"><text:span text:style-name="T19">`</text:span></text:p>
        </draw:connector>
        <draw:frame draw:style-name="gr59" draw:text-style-name="P27" draw:layer="layout" svg:width="1.303cm" svg:height="1.045cm" svg:x="10.426cm" svg:y="0.852cm">
          <draw:text-box>
            <text:p text:style-name="P2"><text:span text:style-name="T18">—</text:span></text:p>
          </draw:text-box>
        </draw:frame>
        <draw:path draw:style-name="gr60" draw:text-style-name="P33" draw:layer="layout" svg:width="2.031cm" svg:height="2.03cm" svg:x="5.303cm" svg:y="5.869cm" svg:viewBox="0 0 2032 2031" svg:d="M0 2031c0-677 0-1354 0-2031 677 0 1355 0 2032 0 0 677 0 1354 0 2031-677 0-1355 0-2032 0z">
          <text:p/>
        </draw:path>
        <draw:custom-shape draw:style-name="gr60" draw:text-style-name="P33" draw:layer="layout" svg:width="2.032cm" svg:height="2.031cm" svg:x="5.299cm" svg:y="10.949cm">
          <text:p/>
          <draw:enhanced-geometry svg:viewBox="0 0 21600 21600" draw:type="rectangle" draw:enhanced-path="M 0 0 L 21600 0 21600 21600 0 21600 0 0 Z N"/>
        </draw:custom-shape>
        <draw:path draw:style-name="gr61" draw:text-style-name="P34" draw:layer="layout" svg:width="2.031cm" svg:height="2.03cm" svg:x="15.459cm" svg:y="5.869cm" svg:viewBox="0 0 2032 2031" svg:d="M0 2031c0-677 0-1354 0-2031 677 0 1355 0 2032 0 0 677 0 1354 0 2031-677 0-1355 0-2032 0z">
          <text:p/>
        </draw:path>
        <draw:custom-shape draw:style-name="gr61" draw:text-style-name="P34" draw:layer="layout" svg:width="2.032cm" svg:height="2.031cm" svg:x="15.455cm" svg:y="10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double" draw:color="#b2b2b2" draw:distance="0.203cm" draw:rotation="450"/>
    <draw:hatch draw:name="Hatching_20_2" draw:display-name="Hatching 2" draw:style="double" draw:color="#b2b2b2" draw:distance="0.61cm" draw:rotation="450"/>
    <draw:hatch draw:name="Hatching_20_3" draw:display-name="Hatching 3" draw:style="double" draw:color="#b2b2b2" draw:distance="0.406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a31f34" draw:marker-start-width="0.203cm" draw:marker-start-center="false" draw:marker-end-width="0.203cm" draw:marker-end-center="false" draw:fill="solid" draw:fill-color="#a31f3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aleway" fo:font-family="Raleway" style:font-style-name="Regular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small-caps" fo:color="#729fcf" style:text-outline="false" style:text-line-through-style="none" style:text-line-through-type="none" style:font-name="Raleway" fo:font-family="Raleway" style:font-style-name="Regular" style:font-pitch="variable" fo:font-size="18pt" fo:font-style="normal" fo:text-shadow="1pt 1pt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2cm" fo:margin-bottom="0cm" fo:text-indent="0cm"/>
      <style:text-properties fo:font-size="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3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9cm" fo:margin-bottom="0cm" fo:text-indent="0cm"/>
      <style:text-properties fo:font-size="19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9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8.288cm" svg:height="2.544cm" svg:x="1.016cm" svg:y="0.608cm" presentation:class="title" presentation:placeholder="true">
        <draw:text-box/>
      </draw:frame>
      <draw:frame presentation:style-name="Default-outline1" draw:layer="backgroundobjects" svg:width="18.288cm" svg:height="8.838cm" svg:x="1.016cm" svg:y="3.562cm" presentation:class="outline" presentation:placeholder="true">
        <draw:text-box/>
      </draw:frame>
      <draw:frame presentation:style-name="Mpr1" draw:text-style-name="MP2" draw:layer="backgroundobjects" svg:width="4.734cm" svg:height="1.05cm" svg:x="1.016cm" svg:y="13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05cm" svg:x="6.944cm" svg:y="13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05cm" svg:x="14.564cm" svg:y="13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an Knox</meta:initial-creator>
    <meta:creation-date>2018-12-15T02:48:50.789621092</meta:creation-date>
    <dc:date>2018-12-15T15:01:01.424165316</dc:date>
    <dc:creator>Dean Knox</dc:creator>
    <meta:editing-duration>PT1H6M47S</meta:editing-duration>
    <meta:editing-cycles>21</meta:editing-cycles>
    <meta:generator>LibreOffice/6.0.6.2$Linux_X86_64 LibreOffice_project/00m0$Build-2</meta:generator>
    <meta:document-statistic meta:object-count="960"/>
  </office:meta>
</office:document-meta>
</file>